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row table:style-name="ro1">
          <table:table-cell table:number-columns-repeated="12"/>
          <table:table-cell office:value-type="string" calcext:value-type="string">
            <text:p>gam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7-80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29-40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.171288" calcext:value-type="float">
            <text:p>4.171288</text:p>
          </table:table-cell>
          <table:table-cell table:number-columns-repeated="3"/>
          <table:table-cell table:formula="of:=[.A2]*2" office:value-type="float" office:value="8.342576" calcext:value-type="float">
            <text:p>8.342576</text:p>
          </table:table-cell>
          <table:table-cell table:number-columns-repeated="3"/>
          <table:table-cell table:formula="of:=[.E2]*1.8897259886" office:value-type="float" office:value="15.7651826790706" calcext:value-type="float">
            <text:p>15.7651826790706</text:p>
          </table:table-cell>
          <table:table-cell table:formula="of:=[.A2]*1.8897259886" office:value-type="float" office:value="7.88259133953532" calcext:value-type="float">
            <text:p>7.88259133953532</text:p>
          </table:table-cell>
          <table:table-cell table:number-columns-repeated="3"/>
          <table:table-cell table:number-columns-repeated="3" office:value-type="float" office:value="0.167" calcext:value-type="float">
            <text:p>0.1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C</text:p>
          </table:table-cell>
          <table:table-cell table:style-name="ce1" office:value-type="float" office:value="0.3565259264749" calcext:value-type="float">
            <text:p>0.3565259264749</text:p>
          </table:table-cell>
          <table:table-cell table:style-name="ce1" office:value-type="float" office:value="0.3114560362909" calcext:value-type="float">
            <text:p>0.3114560362909</text:p>
          </table:table-cell>
          <table:table-cell table:style-name="ce1" office:value-type="float" office:value="0.3024255496741" calcext:value-type="float">
            <text:p>0.3024255496741</text:p>
          </table:table-cell>
          <table:table-cell table:style-name="ce1" office:value-type="float" office:value="0.3546877537503" calcext:value-type="float">
            <text:p>0.3546877537503</text:p>
          </table:table-cell>
          <table:table-cell table:style-name="ce1" office:value-type="float" office:value="0.3106401652129" calcext:value-type="float">
            <text:p>0.3106401652129</text:p>
          </table:table-cell>
          <table:table-cell table:style-name="ce1" office:value-type="float" office:value="0.3133331710966" calcext:value-type="float">
            <text:p>0.3133331710966</text:p>
          </table:table-cell>
          <table:table-cell table:style-name="ce1" office:value-type="float" office:value="0.3231734051891" calcext:value-type="float">
            <text:p>0.3231734051891</text:p>
          </table:table-cell>
          <table:table-cell/>
          <table:table-cell office:value-type="string" calcext:value-type="string">
            <text:p>noSOC</text:p>
          </table:table-cell>
          <table:table-cell table:style-name="ce1" office:value-type="float" office:value="0.3652415013793" calcext:value-type="float">
            <text:p>0.3652415013793</text:p>
          </table:table-cell>
          <table:table-cell table:style-name="ce1" office:value-type="float" office:value="0.3189492354356" calcext:value-type="float">
            <text:p>0.3189492354356</text:p>
          </table:table-cell>
          <table:table-cell table:style-name="ce1" office:value-type="float" office:value="0.2992503443686" calcext:value-type="float">
            <text:p>0.2992503443686</text:p>
          </table:table-cell>
          <table:table-cell table:style-name="ce1" office:value-type="float" office:value="0.3667752992415" calcext:value-type="float">
            <text:p>0.3667752992415</text:p>
          </table:table-cell>
          <table:table-cell table:style-name="ce1" office:value-type="float" office:value="0.3112637073174" calcext:value-type="float">
            <text:p>0.3112637073174</text:p>
          </table:table-cell>
          <table:table-cell table:style-name="ce1" office:value-type="float" office:value="0.3036748733746" calcext:value-type="float">
            <text:p>0.3036748733746</text:p>
          </table:table-cell>
          <table:table-cell table:style-name="ce1" office:value-type="float" office:value="0.3177727164316" calcext:value-type="float">
            <text:p>0.3177727164316</text:p>
          </table:table-cell>
        </table:table-row>
        <table:table-row table:style-name="ro1">
          <table:table-cell/>
          <table:table-cell office:value-type="float" office:value="4.171288" calcext:value-type="float">
            <text:p>4.171288</text:p>
          </table:table-cell>
          <table:table-cell table:number-columns-repeated="3"/>
          <table:table-cell table:formula="of:=[.B3]*2" office:value-type="float" office:value="8.342576" calcext:value-type="float">
            <text:p>8.342576</text:p>
          </table:table-cell>
          <table:table-cell table:number-columns-repeated="3"/>
          <table:table-cell table:formula="of:=[.F3]*1.8897259886" office:value-type="float" office:value="15.7651826790706" calcext:value-type="float">
            <text:p>15.7651826790706</text:p>
          </table:table-cell>
          <table:table-cell table:number-columns-repeated="3"/>
          <table:table-cell table:number-columns-repeated="3" office:value-type="float" office:value="0.334" calcext:value-type="float">
            <text:p>0.3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ARC</text:p>
          </table:table-cell>
          <table:table-cell table:style-name="ce1" office:value-type="float" office:value="0.3565259264749" calcext:value-type="float">
            <text:p>0.3565259264749</text:p>
          </table:table-cell>
          <table:table-cell table:style-name="ce1" office:value-type="float" office:value="0.3114560574315" calcext:value-type="float">
            <text:p>0.3114560574315</text:p>
          </table:table-cell>
          <table:table-cell table:style-name="ce1" office:value-type="float" office:value="0.3024255534564" calcext:value-type="float">
            <text:p>0.3024255534564</text:p>
          </table:table-cell>
          <table:table-cell table:style-name="ce1" office:value-type="float" office:value="0.3546877537506" calcext:value-type="float">
            <text:p>0.3546877537506</text:p>
          </table:table-cell>
          <table:table-cell table:style-name="ce1" office:value-type="float" office:value="0.3106401696184" calcext:value-type="float">
            <text:p>0.3106401696184</text:p>
          </table:table-cell>
          <table:table-cell table:style-name="ce1" office:value-type="float" office:value="0.3133331751791" calcext:value-type="float">
            <text:p>0.3133331751791</text:p>
          </table:table-cell>
          <table:table-cell table:style-name="ce1" office:value-type="float" office:value="0.3231734051893" calcext:value-type="float">
            <text:p>0.3231734051893</text:p>
          </table:table-cell>
          <table:table-cell/>
          <table:table-cell office:value-type="string" calcext:value-type="string">
            <text:p>SPARC</text:p>
          </table:table-cell>
          <table:table-cell table:style-name="ce1" office:value-type="float" office:value="0.3652737581317" calcext:value-type="float">
            <text:p>0.3652737581317</text:p>
          </table:table-cell>
          <table:table-cell table:style-name="ce1" office:value-type="float" office:value="0.3254042325728" calcext:value-type="float">
            <text:p>0.3254042325728</text:p>
          </table:table-cell>
          <table:table-cell table:style-name="ce1" office:value-type="float" office:value="0.299252625904" calcext:value-type="float">
            <text:p>0.299252625904</text:p>
          </table:table-cell>
          <table:table-cell table:style-name="ce1" office:value-type="float" office:value="0.3667758031362" calcext:value-type="float">
            <text:p>0.3667758031362</text:p>
          </table:table-cell>
          <table:table-cell table:style-name="ce1" office:value-type="float" office:value="0.3112644667216" calcext:value-type="float">
            <text:p>0.3112644667216</text:p>
          </table:table-cell>
          <table:table-cell table:style-name="ce1" office:value-type="float" office:value="0.3036777309294" calcext:value-type="float">
            <text:p>0.3036777309294</text:p>
          </table:table-cell>
          <table:table-cell table:style-name="ce1" office:value-type="float" office:value="0.3177732593829" calcext:value-type="float">
            <text:p>0.3177732593829</text:p>
          </table:table-cell>
        </table:table-row>
        <table:table-row table:style-name="ro1">
          <table:table-cell table:number-columns-repeated="2"/>
          <table:table-cell office:value-type="float" office:value="4.171288" calcext:value-type="float">
            <text:p>4.171288</text:p>
          </table:table-cell>
          <table:table-cell table:number-columns-repeated="3"/>
          <table:table-cell table:formula="of:=[.C4]*2" office:value-type="float" office:value="8.342576" calcext:value-type="float">
            <text:p>8.342576</text:p>
          </table:table-cell>
          <table:table-cell table:number-columns-repeated="3"/>
          <table:table-cell table:formula="of:=[.G4]*1.8897259886" office:value-type="float" office:value="15.7651826790706" calcext:value-type="float">
            <text:p>15.7651826790706</text:p>
          </table:table-cell>
          <table:table-cell/>
          <table:table-cell office:value-type="string" calcext:value-type="string">
            <text:p>R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" office:value-type="float" office:value="0.3565521532742" calcext:value-type="float">
            <text:p>0.3565521532742</text:p>
          </table:table-cell>
          <table:table-cell table:style-name="ce1" office:value-type="float" office:value="0.3281887713676" calcext:value-type="float">
            <text:p>0.3281887713676</text:p>
          </table:table-cell>
          <table:table-cell table:style-name="ce1" office:value-type="float" office:value="0.3115492580559" calcext:value-type="float">
            <text:p>0.3115492580559</text:p>
          </table:table-cell>
          <table:table-cell table:style-name="ce1" office:value-type="float" office:value="0.3546891279438" calcext:value-type="float">
            <text:p>0.3546891279438</text:p>
          </table:table-cell>
          <table:table-cell table:style-name="ce1" office:value-type="float" office:value="0.3106432020794" calcext:value-type="float">
            <text:p>0.3106432020794</text:p>
          </table:table-cell>
          <table:table-cell table:style-name="ce1" office:value-type="float" office:value="0.3133362006839" calcext:value-type="float">
            <text:p>0.3133362006839</text:p>
          </table:table-cell>
          <table:table-cell table:style-name="ce1" office:value-type="float" office:value="0.3231750503713" calcext:value-type="float">
            <text:p>0.3231750503713</text:p>
          </table:table-cell>
          <table:table-cell table:number-columns-repeated="2"/>
          <table:table-cell table:style-name="ce1" office:value-type="float" office:value="0.3652740886491" calcext:value-type="float">
            <text:p>0.3652740886491</text:p>
          </table:table-cell>
          <table:table-cell table:style-name="ce1" office:value-type="float" office:value="0.3254044997255" calcext:value-type="float">
            <text:p>0.3254044997255</text:p>
          </table:table-cell>
          <table:table-cell table:style-name="ce1" office:value-type="float" office:value="0.2992529824144" calcext:value-type="float">
            <text:p>0.2992529824144</text:p>
          </table:table-cell>
          <table:table-cell table:style-name="ce1" office:value-type="float" office:value="0.3667758592052" calcext:value-type="float">
            <text:p>0.3667758592052</text:p>
          </table:table-cell>
          <table:table-cell table:style-name="ce1" office:value-type="float" office:value="0.3156845335876" calcext:value-type="float">
            <text:p>0.3156845335876</text:p>
          </table:table-cell>
          <table:table-cell table:style-name="ce1" office:value-type="float" office:value="0.3190014695501" calcext:value-type="float">
            <text:p>0.3190014695501</text:p>
          </table:table-cell>
          <table:table-cell table:style-name="ce1" office:value-type="float" office:value="0.3177758967852" calcext:value-type="float">
            <text:p>0.3177758967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strom</text:p>
          </table:table-cell>
          <table:table-cell table:number-columns-repeated="3"/>
          <table:table-cell office:value-type="string" calcext:value-type="string">
            <text:p>Angstrom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0.334" calcext:value-type="float">
            <text:p>0.334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1" office:value-type="float" office:value="0.3565521532742" calcext:value-type="float">
            <text:p>0.3565521532742</text:p>
          </table:table-cell>
          <table:table-cell table:style-name="ce1" office:value-type="float" office:value="0.3281887727478" calcext:value-type="float">
            <text:p>0.3281887727478</text:p>
          </table:table-cell>
          <table:table-cell table:style-name="ce1" office:value-type="float" office:value="0.3115492639616" calcext:value-type="float">
            <text:p>0.3115492639616</text:p>
          </table:table-cell>
          <table:table-cell table:style-name="ce1" office:value-type="float" office:value="0.354689127944" calcext:value-type="float">
            <text:p>0.354689127944</text:p>
          </table:table-cell>
          <table:table-cell table:style-name="ce1" office:value-type="float" office:value="0.3106432027506" calcext:value-type="float">
            <text:p>0.3106432027506</text:p>
          </table:table-cell>
          <table:table-cell table:style-name="ce1" office:value-type="float" office:value="0.3133362061117" calcext:value-type="float">
            <text:p>0.3133362061117</text:p>
          </table:table-cell>
          <table:table-cell table:style-name="ce1" office:value-type="float" office:value="0.3231750503723" calcext:value-type="float">
            <text:p>0.3231750503723</text:p>
          </table:table-cell>
          <table:table-cell table:number-columns-repeated="2"/>
          <table:table-cell table:style-name="ce1" office:value-type="float" office:value="0.3773964875638" calcext:value-type="float">
            <text:p>0.3773964875638</text:p>
          </table:table-cell>
          <table:table-cell table:style-name="ce1" office:value-type="float" office:value="0.3403031837157" calcext:value-type="float">
            <text:p>0.3403031837157</text:p>
          </table:table-cell>
          <table:table-cell table:style-name="ce1" office:value-type="float" office:value="0.3020471752342" calcext:value-type="float">
            <text:p>0.3020471752342</text:p>
          </table:table-cell>
          <table:table-cell table:style-name="ce1" office:value-type="float" office:value="0.3667808312964" calcext:value-type="float">
            <text:p>0.3667808312964</text:p>
          </table:table-cell>
          <table:table-cell table:style-name="ce1" office:value-type="float" office:value="0.3156874060442" calcext:value-type="float">
            <text:p>0.3156874060442</text:p>
          </table:table-cell>
          <table:table-cell table:style-name="ce1" office:value-type="float" office:value="0.3190232027595" calcext:value-type="float">
            <text:p>0.3190232027595</text:p>
          </table:table-cell>
          <table:table-cell table:style-name="ce1" office:value-type="float" office:value="0.3177761199007" calcext:value-type="float">
            <text:p>0.317776119900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" office:value-type="float" office:value="0.3565524004807" calcext:value-type="float">
            <text:p>0.3565524004807</text:p>
          </table:table-cell>
          <table:table-cell table:style-name="ce1" office:value-type="float" office:value="0.3403184475346" calcext:value-type="float">
            <text:p>0.3403184475346</text:p>
          </table:table-cell>
          <table:table-cell table:style-name="ce1" office:value-type="float" office:value="0.3115526880468" calcext:value-type="float">
            <text:p>0.3115526880468</text:p>
          </table:table-cell>
          <table:table-cell table:style-name="ce1" office:value-type="float" office:value="0.3546903530875" calcext:value-type="float">
            <text:p>0.3546903530875</text:p>
          </table:table-cell>
          <table:table-cell table:style-name="ce1" office:value-type="float" office:value="0.3192963262224" calcext:value-type="float">
            <text:p>0.3192963262224</text:p>
          </table:table-cell>
          <table:table-cell table:style-name="ce1" office:value-type="float" office:value="0.3249477117291" calcext:value-type="float">
            <text:p>0.3249477117291</text:p>
          </table:table-cell>
          <table:table-cell table:style-name="ce1" office:value-type="float" office:value="0.3282310808795" calcext:value-type="float">
            <text:p>0.3282310808795</text:p>
          </table:table-cell>
          <table:table-cell table:number-columns-repeated="2"/>
          <table:table-cell table:style-name="ce1" office:value-type="float" office:value="0.3773969534821" calcext:value-type="float">
            <text:p>0.3773969534821</text:p>
          </table:table-cell>
          <table:table-cell table:style-name="ce1" office:value-type="float" office:value="0.3403223843106" calcext:value-type="float">
            <text:p>0.3403223843106</text:p>
          </table:table-cell>
          <table:table-cell table:style-name="ce1" office:value-type="float" office:value="0.3474191264127" calcext:value-type="float">
            <text:p>0.3474191264127</text:p>
          </table:table-cell>
          <table:table-cell table:style-name="ce1" office:value-type="float" office:value="0.3667811254451" calcext:value-type="float">
            <text:p>0.3667811254451</text:p>
          </table:table-cell>
          <table:table-cell table:style-name="ce1" office:value-type="float" office:value="0.3632464876721" calcext:value-type="float">
            <text:p>0.3632464876721</text:p>
          </table:table-cell>
          <table:table-cell table:style-name="ce1" office:value-type="float" office:value="0.3473691967908" calcext:value-type="float">
            <text:p>0.3473691967908</text:p>
          </table:table-cell>
          <table:table-cell table:style-name="ce1" office:value-type="float" office:value="0.3224779359626" calcext:value-type="float">
            <text:p>0.3224779359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" office:value-type="float" office:value="0.3565524004808" calcext:value-type="float">
            <text:p>0.3565524004808</text:p>
          </table:table-cell>
          <table:table-cell table:style-name="ce1" office:value-type="float" office:value="0.3403184477574" calcext:value-type="float">
            <text:p>0.3403184477574</text:p>
          </table:table-cell>
          <table:table-cell table:style-name="ce1" office:value-type="float" office:value="0.3115526983731" calcext:value-type="float">
            <text:p>0.3115526983731</text:p>
          </table:table-cell>
          <table:table-cell table:style-name="ce1" office:value-type="float" office:value="0.3546903530877" calcext:value-type="float">
            <text:p>0.3546903530877</text:p>
          </table:table-cell>
          <table:table-cell table:style-name="ce1" office:value-type="float" office:value="0.3192963290824" calcext:value-type="float">
            <text:p>0.3192963290824</text:p>
          </table:table-cell>
          <table:table-cell table:style-name="ce1" office:value-type="float" office:value="0.3249477144127" calcext:value-type="float">
            <text:p>0.3249477144127</text:p>
          </table:table-cell>
          <table:table-cell table:style-name="ce1" office:value-type="float" office:value="0.32823108088" calcext:value-type="float">
            <text:p>0.32823108088</text:p>
          </table:table-cell>
          <table:table-cell table:number-columns-repeated="2"/>
          <table:table-cell table:style-name="ce1" office:value-type="float" office:value="0.3773971973643" calcext:value-type="float">
            <text:p>0.3773971973643</text:p>
          </table:table-cell>
          <table:table-cell table:style-name="ce1" office:value-type="float" office:value="0.340322978222" calcext:value-type="float">
            <text:p>0.340322978222</text:p>
          </table:table-cell>
          <table:table-cell table:style-name="ce1" office:value-type="float" office:value="0.3474194942298" calcext:value-type="float">
            <text:p>0.3474194942298</text:p>
          </table:table-cell>
          <table:table-cell table:style-name="ce1" office:value-type="float" office:value="0.3667813360721" calcext:value-type="float">
            <text:p>0.3667813360721</text:p>
          </table:table-cell>
          <table:table-cell table:style-name="ce1" office:value-type="float" office:value="0.3632496683888" calcext:value-type="float">
            <text:p>0.3632496683888</text:p>
          </table:table-cell>
          <table:table-cell table:style-name="ce1" office:value-type="float" office:value="0.3473799373386" calcext:value-type="float">
            <text:p>0.3473799373386</text:p>
          </table:table-cell>
          <table:table-cell table:style-name="ce1" office:value-type="float" office:value="0.3225049817335" calcext:value-type="float">
            <text:p>0.322504981733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table:style-name="ce1" office:value-type="float" office:value="0.362989005024" calcext:value-type="float">
            <text:p>0.362989005024</text:p>
          </table:table-cell>
          <table:table-cell table:style-name="ce1" office:value-type="float" office:value="0.3417592380782" calcext:value-type="float">
            <text:p>0.3417592380782</text:p>
          </table:table-cell>
          <table:table-cell table:style-name="ce1" office:value-type="float" office:value="0.3115544454376" calcext:value-type="float">
            <text:p>0.3115544454376</text:p>
          </table:table-cell>
          <table:table-cell table:style-name="ce1" office:value-type="float" office:value="0.3546907804592" calcext:value-type="float">
            <text:p>0.3546907804592</text:p>
          </table:table-cell>
          <table:table-cell table:style-name="ce1" office:value-type="float" office:value="0.3192976949328" calcext:value-type="float">
            <text:p>0.3192976949328</text:p>
          </table:table-cell>
          <table:table-cell table:style-name="ce1" office:value-type="float" office:value="0.3249679942926" calcext:value-type="float">
            <text:p>0.3249679942926</text:p>
          </table:table-cell>
          <table:table-cell table:style-name="ce1" office:value-type="float" office:value="0.3282422553449" calcext:value-type="float">
            <text:p>0.3282422553449</text:p>
          </table:table-cell>
          <table:table-cell table:number-columns-repeated="2"/>
          <table:table-cell table:style-name="ce1" office:value-type="float" office:value="0.3774078530114" calcext:value-type="float">
            <text:p>0.3774078530114</text:p>
          </table:table-cell>
          <table:table-cell table:style-name="ce1" office:value-type="float" office:value="0.3715937934648" calcext:value-type="float">
            <text:p>0.3715937934648</text:p>
          </table:table-cell>
          <table:table-cell table:style-name="ce1" office:value-type="float" office:value="0.3681747208768" calcext:value-type="float">
            <text:p>0.3681747208768</text:p>
          </table:table-cell>
          <table:table-cell table:style-name="ce1" office:value-type="float" office:value="0.3667893714319" calcext:value-type="float">
            <text:p>0.3667893714319</text:p>
          </table:table-cell>
          <table:table-cell table:style-name="ce1" office:value-type="float" office:value="0.3642996584784" calcext:value-type="float">
            <text:p>0.3642996584784</text:p>
          </table:table-cell>
          <table:table-cell table:style-name="ce1" office:value-type="float" office:value="0.3538062792639" calcext:value-type="float">
            <text:p>0.3538062792639</text:p>
          </table:table-cell>
          <table:table-cell table:style-name="ce1" office:value-type="float" office:value="0.3453245635896" calcext:value-type="float">
            <text:p>0.3453245635896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.362989005024" calcext:value-type="float">
            <text:p>0.362989005024</text:p>
          </table:table-cell>
          <table:table-cell table:style-name="ce1" office:value-type="float" office:value="0.3417592464154" calcext:value-type="float">
            <text:p>0.3417592464154</text:p>
          </table:table-cell>
          <table:table-cell table:style-name="ce1" office:value-type="float" office:value="0.3115544527667" calcext:value-type="float">
            <text:p>0.3115544527667</text:p>
          </table:table-cell>
          <table:table-cell table:style-name="ce1" office:value-type="float" office:value="0.3546907804593" calcext:value-type="float">
            <text:p>0.3546907804593</text:p>
          </table:table-cell>
          <table:table-cell table:style-name="ce1" office:value-type="float" office:value="0.3192977042373" calcext:value-type="float">
            <text:p>0.3192977042373</text:p>
          </table:table-cell>
          <table:table-cell table:style-name="ce1" office:value-type="float" office:value="0.3249679968463" calcext:value-type="float">
            <text:p>0.3249679968463</text:p>
          </table:table-cell>
          <table:table-cell table:style-name="ce1" office:value-type="float" office:value="0.3282422553453" calcext:value-type="float">
            <text:p>0.3282422553453</text:p>
          </table:table-cell>
          <table:table-cell table:number-columns-repeated="2"/>
          <table:table-cell table:style-name="ce1" office:value-type="float" office:value="0.3774081900448" calcext:value-type="float">
            <text:p>0.3774081900448</text:p>
          </table:table-cell>
          <table:table-cell table:style-name="ce1" office:value-type="float" office:value="0.3715965908241" calcext:value-type="float">
            <text:p>0.3715965908241</text:p>
          </table:table-cell>
          <table:table-cell table:style-name="ce1" office:value-type="float" office:value="0.3681822060729" calcext:value-type="float">
            <text:p>0.3681822060729</text:p>
          </table:table-cell>
          <table:table-cell table:style-name="ce1" office:value-type="float" office:value="0.366789739132" calcext:value-type="float">
            <text:p>0.366789739132</text:p>
          </table:table-cell>
          <table:table-cell table:style-name="ce1" office:value-type="float" office:value="0.3643058259429" calcext:value-type="float">
            <text:p>0.3643058259429</text:p>
          </table:table-cell>
          <table:table-cell table:style-name="ce1" office:value-type="float" office:value="0.3538092166455" calcext:value-type="float">
            <text:p>0.3538092166455</text:p>
          </table:table-cell>
          <table:table-cell table:style-name="ce1" office:value-type="float" office:value="0.3453274449539" calcext:value-type="float">
            <text:p>0.3453274449539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.3629893874592" calcext:value-type="float">
            <text:p>0.3629893874592</text:p>
          </table:table-cell>
          <table:table-cell table:style-name="ce1" office:value-type="float" office:value="0.3417731398163" calcext:value-type="float">
            <text:p>0.3417731398163</text:p>
          </table:table-cell>
          <table:table-cell table:style-name="ce1" office:value-type="float" office:value="0.344838763432" calcext:value-type="float">
            <text:p>0.344838763432</text:p>
          </table:table-cell>
          <table:table-cell table:style-name="ce1" office:value-type="float" office:value="0.3805240051976" calcext:value-type="float">
            <text:p>0.3805240051976</text:p>
          </table:table-cell>
          <table:table-cell table:style-name="ce1" office:value-type="float" office:value="0.3624728093853" calcext:value-type="float">
            <text:p>0.3624728093853</text:p>
          </table:table-cell>
          <table:table-cell table:style-name="ce1" office:value-type="float" office:value="0.3427631230505" calcext:value-type="float">
            <text:p>0.3427631230505</text:p>
          </table:table-cell>
          <table:table-cell table:style-name="ce1" office:value-type="float" office:value="0.3284146140522" calcext:value-type="float">
            <text:p>0.3284146140522</text:p>
          </table:table-cell>
          <table:table-cell table:number-columns-repeated="2"/>
          <table:table-cell table:style-name="ce1" office:value-type="float" office:value="0.3774085479769" calcext:value-type="float">
            <text:p>0.3774085479769</text:p>
          </table:table-cell>
          <table:table-cell table:style-name="ce1" office:value-type="float" office:value="0.3715968473468" calcext:value-type="float">
            <text:p>0.3715968473468</text:p>
          </table:table-cell>
          <table:table-cell table:style-name="ce1" office:value-type="float" office:value="0.3681824656949" calcext:value-type="float">
            <text:p>0.3681824656949</text:p>
          </table:table-cell>
          <table:table-cell table:style-name="ce1" office:value-type="float" office:value="0.4085038618991" calcext:value-type="float">
            <text:p>0.4085038618991</text:p>
          </table:table-cell>
          <table:table-cell table:style-name="ce1" office:value-type="float" office:value="0.381415566227" calcext:value-type="float">
            <text:p>0.381415566227</text:p>
          </table:table-cell>
          <table:table-cell table:style-name="ce1" office:value-type="float" office:value="0.3638947714665" calcext:value-type="float">
            <text:p>0.3638947714665</text:p>
          </table:table-cell>
          <table:table-cell table:style-name="ce1" office:value-type="float" office:value="0.3774585331943" calcext:value-type="float">
            <text:p>0.3774585331943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1"/>
          <table:table-cell table:style-name="ce1" office:value-type="float" office:value="0.3629893874592" calcext:value-type="float">
            <text:p>0.3629893874592</text:p>
          </table:table-cell>
          <table:table-cell table:style-name="ce1" office:value-type="float" office:value="0.3417731472437" calcext:value-type="float">
            <text:p>0.3417731472437</text:p>
          </table:table-cell>
          <table:table-cell table:style-name="ce1" office:value-type="float" office:value="0.3448387669868" calcext:value-type="float">
            <text:p>0.3448387669868</text:p>
          </table:table-cell>
          <table:table-cell table:style-name="ce1" office:value-type="float" office:value="0.380524005198" calcext:value-type="float">
            <text:p>0.380524005198</text:p>
          </table:table-cell>
          <table:table-cell table:style-name="ce1" office:value-type="float" office:value="0.3624728116759" calcext:value-type="float">
            <text:p>0.3624728116759</text:p>
          </table:table-cell>
          <table:table-cell table:style-name="ce1" office:value-type="float" office:value="0.3427631280409" calcext:value-type="float">
            <text:p>0.3427631280409</text:p>
          </table:table-cell>
          <table:table-cell table:style-name="ce1" office:value-type="float" office:value="0.3284146140523" calcext:value-type="float">
            <text:p>0.3284146140523</text:p>
          </table:table-cell>
          <table:table-cell table:number-columns-repeated="2"/>
          <table:table-cell table:style-name="ce1" office:value-type="float" office:value="0.4767577920076" calcext:value-type="float">
            <text:p>0.4767577920076</text:p>
          </table:table-cell>
          <table:table-cell table:style-name="ce1" office:value-type="float" office:value="0.4755998107913" calcext:value-type="float">
            <text:p>0.4755998107913</text:p>
          </table:table-cell>
          <table:table-cell table:style-name="ce1" office:value-type="float" office:value="0.4593559318315" calcext:value-type="float">
            <text:p>0.4593559318315</text:p>
          </table:table-cell>
          <table:table-cell table:style-name="ce1" office:value-type="float" office:value="0.4085100972666" calcext:value-type="float">
            <text:p>0.4085100972666</text:p>
          </table:table-cell>
          <table:table-cell table:style-name="ce1" office:value-type="float" office:value="0.3814263209564" calcext:value-type="float">
            <text:p>0.3814263209564</text:p>
          </table:table-cell>
          <table:table-cell table:style-name="ce1" office:value-type="float" office:value="0.3639002216619" calcext:value-type="float">
            <text:p>0.3639002216619</text:p>
          </table:table-cell>
          <table:table-cell table:style-name="ce1" office:value-type="float" office:value="0.3774701359061" calcext:value-type="float">
            <text:p>0.3774701359061</text:p>
          </table:table-cell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table:style-name="ce1" office:value-type="float" office:value="0.3629967398709" calcext:value-type="float">
            <text:p>0.3629967398709</text:p>
          </table:table-cell>
          <table:table-cell table:style-name="ce1" office:value-type="float" office:value="0.3417764231482" calcext:value-type="float">
            <text:p>0.3417764231482</text:p>
          </table:table-cell>
          <table:table-cell table:style-name="ce1" office:value-type="float" office:value="0.3629589507802" calcext:value-type="float">
            <text:p>0.3629589507802</text:p>
          </table:table-cell>
          <table:table-cell table:style-name="ce1" office:value-type="float" office:value="0.3805241754169" calcext:value-type="float">
            <text:p>0.3805241754169</text:p>
          </table:table-cell>
          <table:table-cell table:style-name="ce1" office:value-type="float" office:value="0.3624745588751" calcext:value-type="float">
            <text:p>0.3624745588751</text:p>
          </table:table-cell>
          <table:table-cell table:style-name="ce1" office:value-type="float" office:value="0.3427674640737" calcext:value-type="float">
            <text:p>0.3427674640737</text:p>
          </table:table-cell>
          <table:table-cell table:style-name="ce1" office:value-type="float" office:value="0.3284401940162" calcext:value-type="float">
            <text:p>0.3284401940162</text:p>
          </table:table-cell>
          <table:table-cell table:number-columns-repeated="2"/>
          <table:table-cell table:style-name="ce1" office:value-type="float" office:value="0.4767578965245" calcext:value-type="float">
            <text:p>0.4767578965245</text:p>
          </table:table-cell>
          <table:table-cell table:style-name="ce1" office:value-type="float" office:value="0.4756022747561" calcext:value-type="float">
            <text:p>0.4756022747561</text:p>
          </table:table-cell>
          <table:table-cell table:style-name="ce1" office:value-type="float" office:value="0.4593601769063" calcext:value-type="float">
            <text:p>0.4593601769063</text:p>
          </table:table-cell>
          <table:table-cell table:style-name="ce1" office:value-type="float" office:value="0.408510140468" calcext:value-type="float">
            <text:p>0.408510140468</text:p>
          </table:table-cell>
          <table:table-cell table:style-name="ce1" office:value-type="float" office:value="0.4805304854272" calcext:value-type="float">
            <text:p>0.4805304854272</text:p>
          </table:table-cell>
          <table:table-cell table:style-name="ce1" office:value-type="float" office:value="0.5496007479702" calcext:value-type="float">
            <text:p>0.5496007479702</text:p>
          </table:table-cell>
          <table:table-cell table:style-name="ce1" office:value-type="float" office:value="0.5980341402526" calcext:value-type="float">
            <text:p>0.5980341402526</text:p>
          </table:table-cell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.362996739871" calcext:value-type="float">
            <text:p>0.362996739871</text:p>
          </table:table-cell>
          <table:table-cell table:style-name="ce1" office:value-type="float" office:value="0.3417764263136" calcext:value-type="float">
            <text:p>0.3417764263136</text:p>
          </table:table-cell>
          <table:table-cell table:style-name="ce1" office:value-type="float" office:value="0.3629589512853" calcext:value-type="float">
            <text:p>0.3629589512853</text:p>
          </table:table-cell>
          <table:table-cell table:style-name="ce1" office:value-type="float" office:value="0.3805241754171" calcext:value-type="float">
            <text:p>0.3805241754171</text:p>
          </table:table-cell>
          <table:table-cell table:style-name="ce1" office:value-type="float" office:value="0.3624745623877" calcext:value-type="float">
            <text:p>0.3624745623877</text:p>
          </table:table-cell>
          <table:table-cell table:style-name="ce1" office:value-type="float" office:value="0.342767464443" calcext:value-type="float">
            <text:p>0.342767464443</text:p>
          </table:table-cell>
          <table:table-cell table:style-name="ce1" office:value-type="float" office:value="0.3284401940163" calcext:value-type="float">
            <text:p>0.3284401940163</text:p>
          </table:table-cell>
          <table:table-cell table:number-columns-repeated="2"/>
          <table:table-cell table:style-name="ce1" office:value-type="float" office:value="0.4767579420297" calcext:value-type="float">
            <text:p>0.4767579420297</text:p>
          </table:table-cell>
          <table:table-cell table:style-name="ce1" office:value-type="float" office:value="0.4756024787821" calcext:value-type="float">
            <text:p>0.4756024787821</text:p>
          </table:table-cell>
          <table:table-cell table:style-name="ce1" office:value-type="float" office:value="0.4593602914269" calcext:value-type="float">
            <text:p>0.4593602914269</text:p>
          </table:table-cell>
          <table:table-cell table:style-name="ce1" office:value-type="float" office:value="0.4085103051097" calcext:value-type="float">
            <text:p>0.4085103051097</text:p>
          </table:table-cell>
          <table:table-cell table:style-name="ce1" office:value-type="float" office:value="0.4805336481943" calcext:value-type="float">
            <text:p>0.4805336481943</text:p>
          </table:table-cell>
          <table:table-cell table:style-name="ce1" office:value-type="float" office:value="0.5496014283354" calcext:value-type="float">
            <text:p>0.5496014283354</text:p>
          </table:table-cell>
          <table:table-cell table:style-name="ce1" office:value-type="float" office:value="0.5980344869311" calcext:value-type="float">
            <text:p>0.5980344869311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.3997029176372" calcext:value-type="float">
            <text:p>0.3997029176372</text:p>
          </table:table-cell>
          <table:table-cell table:style-name="ce1" office:value-type="float" office:value="0.376808488585" calcext:value-type="float">
            <text:p>0.376808488585</text:p>
          </table:table-cell>
          <table:table-cell table:style-name="ce1" office:value-type="float" office:value="0.369473386958" calcext:value-type="float">
            <text:p>0.369473386958</text:p>
          </table:table-cell>
          <table:table-cell table:style-name="ce1" office:value-type="float" office:value="0.3805344463288" calcext:value-type="float">
            <text:p>0.3805344463288</text:p>
          </table:table-cell>
          <table:table-cell table:style-name="ce1" office:value-type="float" office:value="0.3664682696704" calcext:value-type="float">
            <text:p>0.3664682696704</text:p>
          </table:table-cell>
          <table:table-cell table:style-name="ce1" office:value-type="float" office:value="0.3659538719148" calcext:value-type="float">
            <text:p>0.3659538719148</text:p>
          </table:table-cell>
          <table:table-cell table:style-name="ce1" office:value-type="float" office:value="0.3556581234491" calcext:value-type="float">
            <text:p>0.35565812344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table:style-name="ce1" office:value-type="float" office:value="0.3997029176372" calcext:value-type="float">
            <text:p>0.3997029176372</text:p>
          </table:table-cell>
          <table:table-cell table:style-name="ce1" office:value-type="float" office:value="0.3768084973901" calcext:value-type="float">
            <text:p>0.3768084973901</text:p>
          </table:table-cell>
          <table:table-cell table:style-name="ce1" office:value-type="float" office:value="0.369473392299" calcext:value-type="float">
            <text:p>0.369473392299</text:p>
          </table:table-cell>
          <table:table-cell table:style-name="ce1" office:value-type="float" office:value="0.3805344463299" calcext:value-type="float">
            <text:p>0.3805344463299</text:p>
          </table:table-cell>
          <table:table-cell table:style-name="ce1" office:value-type="float" office:value="0.3664682719141" calcext:value-type="float">
            <text:p>0.3664682719141</text:p>
          </table:table-cell>
          <table:table-cell table:style-name="ce1" office:value-type="float" office:value="0.365953876455" calcext:value-type="float">
            <text:p>0.365953876455</text:p>
          </table:table-cell>
          <table:table-cell table:style-name="ce1" office:value-type="float" office:value="0.3556581234498" calcext:value-type="float">
            <text:p>0.3556581234498</text:p>
          </table:table-cell>
          <table:table-cell/>
          <table:table-cell office:value-type="string" calcext:value-type="string">
            <text:p>Abinit</text:p>
          </table:table-cell>
          <table:table-cell office:value-type="float" office:value="0.36527" calcext:value-type="float">
            <text:p>0.36527</text:p>
          </table:table-cell>
          <table:table-cell office:value-type="float" office:value="0.31895" calcext:value-type="float">
            <text:p>0.31895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1127" calcext:value-type="float">
            <text:p>0.31127</text:p>
          </table:table-cell>
          <table:table-cell office:value-type="float" office:value="0.30368" calcext:value-type="float">
            <text:p>0.30368</text:p>
          </table:table-cell>
          <table:table-cell office:value-type="float" office:value="0.31777" calcext:value-type="float">
            <text:p>0.31777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table:style-name="ce1" office:value-type="float" office:value="0.3997174878277" calcext:value-type="float">
            <text:p>0.3997174878277</text:p>
          </table:table-cell>
          <table:table-cell table:style-name="ce1" office:value-type="float" office:value="0.3768179983148" calcext:value-type="float">
            <text:p>0.3768179983148</text:p>
          </table:table-cell>
          <table:table-cell table:style-name="ce1" office:value-type="float" office:value="0.3694806169105" calcext:value-type="float">
            <text:p>0.3694806169105</text:p>
          </table:table-cell>
          <table:table-cell table:style-name="ce1" office:value-type="float" office:value="0.3805345321257" calcext:value-type="float">
            <text:p>0.3805345321257</text:p>
          </table:table-cell>
          <table:table-cell table:style-name="ce1" office:value-type="float" office:value="0.3664756812885" calcext:value-type="float">
            <text:p>0.3664756812885</text:p>
          </table:table-cell>
          <table:table-cell table:style-name="ce1" office:value-type="float" office:value="0.3659595583242" calcext:value-type="float">
            <text:p>0.3659595583242</text:p>
          </table:table-cell>
          <table:table-cell table:style-name="ce1" office:value-type="float" office:value="0.3556602707146" calcext:value-type="float">
            <text:p>0.3556602707146</text:p>
          </table:table-cell>
          <table:table-cell table:number-columns-repeated="2"/>
          <table:table-cell office:value-type="float" office:value="0.36527" calcext:value-type="float">
            <text:p>0.36527</text:p>
          </table:table-cell>
          <table:table-cell office:value-type="float" office:value="0.32541" calcext:value-type="float">
            <text:p>0.32541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1127" calcext:value-type="float">
            <text:p>0.31127</text:p>
          </table:table-cell>
          <table:table-cell office:value-type="float" office:value="0.30368" calcext:value-type="float">
            <text:p>0.30368</text:p>
          </table:table-cell>
          <table:table-cell office:value-type="float" office:value="0.31777" calcext:value-type="float">
            <text:p>0.31777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.3997174878277" calcext:value-type="float">
            <text:p>0.3997174878277</text:p>
          </table:table-cell>
          <table:table-cell table:style-name="ce1" office:value-type="float" office:value="0.3768180023851" calcext:value-type="float">
            <text:p>0.3768180023851</text:p>
          </table:table-cell>
          <table:table-cell table:style-name="ce1" office:value-type="float" office:value="0.3694806215603" calcext:value-type="float">
            <text:p>0.3694806215603</text:p>
          </table:table-cell>
          <table:table-cell table:style-name="ce1" office:value-type="float" office:value="0.380534532126" calcext:value-type="float">
            <text:p>0.380534532126</text:p>
          </table:table-cell>
          <table:table-cell table:style-name="ce1" office:value-type="float" office:value="0.3664756852021" calcext:value-type="float">
            <text:p>0.3664756852021</text:p>
          </table:table-cell>
          <table:table-cell table:style-name="ce1" office:value-type="float" office:value="0.3659595629867" calcext:value-type="float">
            <text:p>0.3659595629867</text:p>
          </table:table-cell>
          <table:table-cell table:style-name="ce1" office:value-type="float" office:value="0.3556602707148" calcext:value-type="float">
            <text:p>0.3556602707148</text:p>
          </table:table-cell>
          <table:table-cell table:number-columns-repeated="2"/>
          <table:table-cell office:value-type="float" office:value="0.36527" calcext:value-type="float">
            <text:p>0.36527</text:p>
          </table:table-cell>
          <table:table-cell office:value-type="float" office:value="0.32541" calcext:value-type="float">
            <text:p>0.32541</text:p>
          </table:table-cell>
          <table:table-cell office:value-type="float" office:value="0.29926" calcext:value-type="float">
            <text:p>0.29926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0.31901" calcext:value-type="float">
            <text:p>0.31901</text:p>
          </table:table-cell>
          <table:table-cell office:value-type="float" office:value="0.31778" calcext:value-type="float">
            <text:p>0.31778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style-name="ce1" office:value-type="float" office:value="0.3997177439307" calcext:value-type="float">
            <text:p>0.3997177439307</text:p>
          </table:table-cell>
          <table:table-cell table:style-name="ce1" office:value-type="float" office:value="0.3768195668151" calcext:value-type="float">
            <text:p>0.3768195668151</text:p>
          </table:table-cell>
          <table:table-cell table:style-name="ce1" office:value-type="float" office:value="0.3694833562442" calcext:value-type="float">
            <text:p>0.3694833562442</text:p>
          </table:table-cell>
          <table:table-cell table:style-name="ce1" office:value-type="float" office:value="0.4066501695688" calcext:value-type="float">
            <text:p>0.4066501695688</text:p>
          </table:table-cell>
          <table:table-cell table:style-name="ce1" office:value-type="float" office:value="0.3889897400374" calcext:value-type="float">
            <text:p>0.3889897400374</text:p>
          </table:table-cell>
          <table:table-cell table:style-name="ce1" office:value-type="float" office:value="0.3674214088643" calcext:value-type="float">
            <text:p>0.3674214088643</text:p>
          </table:table-cell>
          <table:table-cell table:style-name="ce1" office:value-type="float" office:value="0.3792737432129" calcext:value-type="float">
            <text:p>0.3792737432129</text:p>
          </table:table-cell>
          <table:table-cell table:number-columns-repeated="2"/>
          <table:table-cell office:value-type="float" office:value="0.3774" calcext:value-type="float">
            <text:p>0.3774</text:p>
          </table:table-cell>
          <table:table-cell office:value-type="float" office:value="0.34032" calcext:value-type="float">
            <text:p>0.34032</text:p>
          </table:table-cell>
          <table:table-cell office:value-type="float" office:value="0.30205" calcext:value-type="float">
            <text:p>0.30205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0.31902" calcext:value-type="float">
            <text:p>0.31902</text:p>
          </table:table-cell>
          <table:table-cell office:value-type="float" office:value="0.31778" calcext:value-type="float">
            <text:p>0.31778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1"/>
          <table:table-cell table:style-name="ce1" office:value-type="float" office:value="0.3997177439308" calcext:value-type="float">
            <text:p>0.3997177439308</text:p>
          </table:table-cell>
          <table:table-cell table:style-name="ce1" office:value-type="float" office:value="0.3768195758841" calcext:value-type="float">
            <text:p>0.3768195758841</text:p>
          </table:table-cell>
          <table:table-cell table:style-name="ce1" office:value-type="float" office:value="0.369483360968" calcext:value-type="float">
            <text:p>0.369483360968</text:p>
          </table:table-cell>
          <table:table-cell table:style-name="ce1" office:value-type="float" office:value="0.4066501695726" calcext:value-type="float">
            <text:p>0.4066501695726</text:p>
          </table:table-cell>
          <table:table-cell table:style-name="ce1" office:value-type="float" office:value="0.38898974064" calcext:value-type="float">
            <text:p>0.38898974064</text:p>
          </table:table-cell>
          <table:table-cell table:style-name="ce1" office:value-type="float" office:value="0.3674214111721" calcext:value-type="float">
            <text:p>0.3674214111721</text:p>
          </table:table-cell>
          <table:table-cell table:style-name="ce1" office:value-type="float" office:value="0.379273743213" calcext:value-type="float">
            <text:p>0.379273743213</text:p>
          </table:table-cell>
          <table:table-cell table:number-columns-repeated="2"/>
          <table:table-cell office:value-type="float" office:value="0.3774" calcext:value-type="float">
            <text:p>0.3774</text:p>
          </table:table-cell>
          <table:table-cell office:value-type="float" office:value="0.34032" calcext:value-type="float">
            <text:p>0.34032</text:p>
          </table:table-cell>
          <table:table-cell office:value-type="float" office:value="0.34742" calcext:value-type="float">
            <text:p>0.34742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6325" calcext:value-type="float">
            <text:p>0.36325</text:p>
          </table:table-cell>
          <table:table-cell office:value-type="float" office:value="0.34738" calcext:value-type="float">
            <text:p>0.34738</text:p>
          </table:table-cell>
          <table:table-cell office:value-type="float" office:value="0.32249" calcext:value-type="float">
            <text:p>0.32249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1"/>
          <table:table-cell table:style-name="ce1" office:value-type="float" office:value="0.4722116214662" calcext:value-type="float">
            <text:p>0.4722116214662</text:p>
          </table:table-cell>
          <table:table-cell table:style-name="ce1" office:value-type="float" office:value="0.4762302156315" calcext:value-type="float">
            <text:p>0.4762302156315</text:p>
          </table:table-cell>
          <table:table-cell table:style-name="ce1" office:value-type="float" office:value="0.4605568375013" calcext:value-type="float">
            <text:p>0.4605568375013</text:p>
          </table:table-cell>
          <table:table-cell table:style-name="ce1" office:value-type="float" office:value="0.406657972797" calcext:value-type="float">
            <text:p>0.406657972797</text:p>
          </table:table-cell>
          <table:table-cell table:style-name="ce1" office:value-type="float" office:value="0.3889990972914" calcext:value-type="float">
            <text:p>0.3889990972914</text:p>
          </table:table-cell>
          <table:table-cell table:style-name="ce1" office:value-type="float" office:value="0.3674247138225" calcext:value-type="float">
            <text:p>0.3674247138225</text:p>
          </table:table-cell>
          <table:table-cell table:style-name="ce1" office:value-type="float" office:value="0.3792843387034" calcext:value-type="float">
            <text:p>0.3792843387034</text:p>
          </table:table-cell>
          <table:table-cell table:number-columns-repeated="2"/>
          <table:table-cell office:value-type="float" office:value="0.3774" calcext:value-type="float">
            <text:p>0.3774</text:p>
          </table:table-cell>
          <table:table-cell office:value-type="float" office:value="0.34032" calcext:value-type="float">
            <text:p>0.34032</text:p>
          </table:table-cell>
          <table:table-cell office:value-type="float" office:value="0.34742" calcext:value-type="float">
            <text:p>0.34742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6325" calcext:value-type="float">
            <text:p>0.36325</text:p>
          </table:table-cell>
          <table:table-cell office:value-type="float" office:value="0.34738" calcext:value-type="float">
            <text:p>0.34738</text:p>
          </table:table-cell>
          <table:table-cell office:value-type="float" office:value="0.3225" calcext:value-type="float">
            <text:p>0.3225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style-name="ce1" office:value-type="float" office:value="0.4722116214683" calcext:value-type="float">
            <text:p>0.4722116214683</text:p>
          </table:table-cell>
          <table:table-cell table:style-name="ce1" office:value-type="float" office:value="0.476230222517" calcext:value-type="float">
            <text:p>0.476230222517</text:p>
          </table:table-cell>
          <table:table-cell table:style-name="ce1" office:value-type="float" office:value="0.460556844496" calcext:value-type="float">
            <text:p>0.460556844496</text:p>
          </table:table-cell>
          <table:table-cell table:style-name="ce1" office:value-type="float" office:value="0.4066579727989" calcext:value-type="float">
            <text:p>0.4066579727989</text:p>
          </table:table-cell>
          <table:table-cell table:style-name="ce1" office:value-type="float" office:value="0.3889990990571" calcext:value-type="float">
            <text:p>0.3889990990571</text:p>
          </table:table-cell>
          <table:table-cell table:style-name="ce1" office:value-type="float" office:value="0.3674247162112" calcext:value-type="float">
            <text:p>0.3674247162112</text:p>
          </table:table-cell>
          <table:table-cell table:style-name="ce1" office:value-type="float" office:value="0.3792843387038" calcext:value-type="float">
            <text:p>0.3792843387038</text:p>
          </table:table-cell>
          <table:table-cell table:number-columns-repeated="2"/>
          <table:table-cell office:value-type="float" office:value="0.3774" calcext:value-type="float">
            <text:p>0.3774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36818" calcext:value-type="float">
            <text:p>0.36818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35381" calcext:value-type="float">
            <text:p>0.35381</text:p>
          </table:table-cell>
          <table:table-cell office:value-type="float" office:value="0.34533" calcext:value-type="float">
            <text:p>0.34533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1"/>
          <table:table-cell table:style-name="ce1" office:value-type="float" office:value="0.4722116755557" calcext:value-type="float">
            <text:p>0.4722116755557</text:p>
          </table:table-cell>
          <table:table-cell table:style-name="ce1" office:value-type="float" office:value="0.4762322938667" calcext:value-type="float">
            <text:p>0.4762322938667</text:p>
          </table:table-cell>
          <table:table-cell table:style-name="ce1" office:value-type="float" office:value="0.4605606697196" calcext:value-type="float">
            <text:p>0.4605606697196</text:p>
          </table:table-cell>
          <table:table-cell table:style-name="ce1" office:value-type="float" office:value="0.4066581603826" calcext:value-type="float">
            <text:p>0.4066581603826</text:p>
          </table:table-cell>
          <table:table-cell table:style-name="ce1" office:value-type="float" office:value="0.4795482733198" calcext:value-type="float">
            <text:p>0.4795482733198</text:p>
          </table:table-cell>
          <table:table-cell table:style-name="ce1" office:value-type="float" office:value="0.5497790808655" calcext:value-type="float">
            <text:p>0.5497790808655</text:p>
          </table:table-cell>
          <table:table-cell table:style-name="ce1" office:value-type="float" office:value="0.5973744892063" calcext:value-type="float">
            <text:p>0.5973744892063</text:p>
          </table:table-cell>
          <table:table-cell table:number-columns-repeated="2"/>
          <table:table-cell office:value-type="float" office:value="0.3774" calcext:value-type="float">
            <text:p>0.3774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36818" calcext:value-type="float">
            <text:p>0.36818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6431" calcext:value-type="float">
            <text:p>0.36431</text:p>
          </table:table-cell>
          <table:table-cell office:value-type="float" office:value="0.35381" calcext:value-type="float">
            <text:p>0.35381</text:p>
          </table:table-cell>
          <table:table-cell office:value-type="float" office:value="0.34533" calcext:value-type="float">
            <text:p>0.34533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11"/>
          <table:table-cell table:style-name="ce1" office:value-type="float" office:value="0.4722116755572" calcext:value-type="float">
            <text:p>0.4722116755572</text:p>
          </table:table-cell>
          <table:table-cell table:style-name="ce1" office:value-type="float" office:value="0.4762323098309" calcext:value-type="float">
            <text:p>0.4762323098309</text:p>
          </table:table-cell>
          <table:table-cell table:style-name="ce1" office:value-type="float" office:value="0.460560677719" calcext:value-type="float">
            <text:p>0.460560677719</text:p>
          </table:table-cell>
          <table:table-cell table:style-name="ce1" office:value-type="float" office:value="0.4066581603845" calcext:value-type="float">
            <text:p>0.4066581603845</text:p>
          </table:table-cell>
          <table:table-cell table:style-name="ce1" office:value-type="float" office:value="0.4795482764483" calcext:value-type="float">
            <text:p>0.4795482764483</text:p>
          </table:table-cell>
          <table:table-cell table:style-name="ce1" office:value-type="float" office:value="0.5497790849875" calcext:value-type="float">
            <text:p>0.5497790849875</text:p>
          </table:table-cell>
          <table:table-cell table:style-name="ce1" office:value-type="float" office:value="0.5973744908468" calcext:value-type="float">
            <text:p>0.5973744908468</text:p>
          </table:table-cell>
          <table:table-cell table:number-columns-repeated="2"/>
          <table:table-cell office:value-type="float" office:value="0.37741" calcext:value-type="float">
            <text:p>0.37741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36818" calcext:value-type="float">
            <text:p>0.36818</text:p>
          </table:table-cell>
          <table:table-cell office:value-type="float" office:value="0.40852" calcext:value-type="float">
            <text:p>0.40852</text:p>
          </table:table-cell>
          <table:table-cell office:value-type="float" office:value="0.38142" calcext:value-type="float">
            <text:p>0.38142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7746" calcext:value-type="float">
            <text:p>0.37746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11"/>
          <table:table-cell table:style-name="ce1" office:value-type="float" office:value="0.4722122825184" calcext:value-type="float">
            <text:p>0.4722122825184</text:p>
          </table:table-cell>
          <table:table-cell table:style-name="ce1" office:value-type="float" office:value="0.476233111239" calcext:value-type="float">
            <text:p>0.476233111239</text:p>
          </table:table-cell>
          <table:table-cell table:style-name="ce1" office:value-type="float" office:value="0.4605612468913" calcext:value-type="float">
            <text:p>0.4605612468913</text:p>
          </table:table-cell>
          <table:table-cell table:style-name="ce1" office:value-type="float" office:value="0.4066581856489" calcext:value-type="float">
            <text:p>0.4066581856489</text:p>
          </table:table-cell>
          <table:table-cell table:style-name="ce1" office:value-type="float" office:value="0.4795517844632" calcext:value-type="float">
            <text:p>0.4795517844632</text:p>
          </table:table-cell>
          <table:table-cell table:style-name="ce1" office:value-type="float" office:value="0.5497799807309" calcext:value-type="float">
            <text:p>0.5497799807309</text:p>
          </table:table-cell>
          <table:table-cell table:style-name="ce1" office:value-type="float" office:value="0.5973751791595" calcext:value-type="float">
            <text:p>0.5973751791595</text:p>
          </table:table-cell>
          <table:table-cell table:number-columns-repeated="2"/>
          <table:table-cell office:value-type="float" office:value="0.47676" calcext:value-type="float">
            <text:p>0.47676</text:p>
          </table:table-cell>
          <table:table-cell office:value-type="float" office:value="0.47561" calcext:value-type="float">
            <text:p>0.47561</text:p>
          </table:table-cell>
          <table:table-cell office:value-type="float" office:value="0.45936" calcext:value-type="float">
            <text:p>0.45936</text:p>
          </table:table-cell>
          <table:table-cell office:value-type="float" office:value="0.40852" calcext:value-type="float">
            <text:p>0.40852</text:p>
          </table:table-cell>
          <table:table-cell office:value-type="float" office:value="0.38142" calcext:value-type="float">
            <text:p>0.38142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7747" calcext:value-type="float">
            <text:p>0.37747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style-name="ce1" office:value-type="float" office:value="0.4722122825189" calcext:value-type="float">
            <text:p>0.4722122825189</text:p>
          </table:table-cell>
          <table:table-cell table:style-name="ce1" office:value-type="float" office:value="0.4762331341683" calcext:value-type="float">
            <text:p>0.4762331341683</text:p>
          </table:table-cell>
          <table:table-cell table:style-name="ce1" office:value-type="float" office:value="0.4605612499762" calcext:value-type="float">
            <text:p>0.4605612499762</text:p>
          </table:table-cell>
          <table:table-cell table:style-name="ce1" office:value-type="float" office:value="0.4066581856525" calcext:value-type="float">
            <text:p>0.4066581856525</text:p>
          </table:table-cell>
          <table:table-cell table:style-name="ce1" office:value-type="float" office:value="0.4795517871672" calcext:value-type="float">
            <text:p>0.4795517871672</text:p>
          </table:table-cell>
          <table:table-cell table:style-name="ce1" office:value-type="float" office:value="0.549779983824" calcext:value-type="float">
            <text:p>0.549779983824</text:p>
          </table:table-cell>
          <table:table-cell table:style-name="ce1" office:value-type="float" office:value="0.5973751805498" calcext:value-type="float">
            <text:p>0.5973751805498</text:p>
          </table:table-cell>
          <table:table-cell table:number-columns-repeated="2"/>
          <table:table-cell office:value-type="float" office:value="0.47676" calcext:value-type="float">
            <text:p>0.47676</text:p>
          </table:table-cell>
          <table:table-cell office:value-type="float" office:value="0.47561" calcext:value-type="float">
            <text:p>0.47561</text:p>
          </table:table-cell>
          <table:table-cell office:value-type="float" office:value="0.45936" calcext:value-type="float">
            <text:p>0.45936</text:p>
          </table:table-cell>
          <table:table-cell office:value-type="float" office:value="0.40852" calcext:value-type="float">
            <text:p>0.40852</text:p>
          </table:table-cell>
          <table:table-cell office:value-type="float" office:value="0.48054" calcext:value-type="float">
            <text:p>0.48054</text:p>
          </table:table-cell>
          <table:table-cell office:value-type="float" office:value="0.54961" calcext:value-type="float">
            <text:p>0.54961</text:p>
          </table:table-cell>
          <table:table-cell office:value-type="float" office:value="0.59804" calcext:value-type="float">
            <text:p>0.59804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0"/>
          <table:table-cell office:value-type="float" office:value="0.47676" calcext:value-type="float">
            <text:p>0.47676</text:p>
          </table:table-cell>
          <table:table-cell office:value-type="float" office:value="0.47561" calcext:value-type="float">
            <text:p>0.47561</text:p>
          </table:table-cell>
          <table:table-cell office:value-type="float" office:value="0.45936" calcext:value-type="float">
            <text:p>0.45936</text:p>
          </table:table-cell>
          <table:table-cell office:value-type="float" office:value="0.40852" calcext:value-type="float">
            <text:p>0.40852</text:p>
          </table:table-cell>
          <table:table-cell office:value-type="float" office:value="0.48054" calcext:value-type="float">
            <text:p>0.48054</text:p>
          </table:table-cell>
          <table:table-cell office:value-type="float" office:value="0.54961" calcext:value-type="float">
            <text:p>0.54961</text:p>
          </table:table-cell>
          <table:table-cell office:value-type="float" office:value="0.59804" calcext:value-type="float">
            <text:p>0.59804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0"/>
          <table:table-cell office:value-type="string" calcext:value-type="string">
            <text:p>Abinit</text:p>
          </table:table-cell>
          <table:table-cell office:value-type="float" office:value="0.35643" calcext:value-type="float">
            <text:p>0.35643</text:p>
          </table:table-cell>
          <table:table-cell office:value-type="float" office:value="0.31135" calcext:value-type="float">
            <text:p>0.31135</text:p>
          </table:table-cell>
          <table:table-cell office:value-type="float" office:value="0.30231" calcext:value-type="float">
            <text:p>0.30231</text:p>
          </table:table-cell>
          <table:table-cell office:value-type="float" office:value="0.35457" calcext:value-type="float">
            <text:p>0.35457</text:p>
          </table:table-cell>
          <table:table-cell office:value-type="float" office:value="0.31053" calcext:value-type="float">
            <text:p>0.31053</text:p>
          </table:table-cell>
          <table:table-cell office:value-type="float" office:value="0.31321" calcext:value-type="float">
            <text:p>0.31321</text:p>
          </table:table-cell>
          <table:table-cell office:value-type="float" office:value="0.32305" calcext:value-type="float">
            <text:p>0.323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1"/>
          <table:table-cell office:value-type="float" office:value="0.35643" calcext:value-type="float">
            <text:p>0.35643</text:p>
          </table:table-cell>
          <table:table-cell office:value-type="float" office:value="0.31135" calcext:value-type="float">
            <text:p>0.31135</text:p>
          </table:table-cell>
          <table:table-cell office:value-type="float" office:value="0.30231" calcext:value-type="float">
            <text:p>0.30231</text:p>
          </table:table-cell>
          <table:table-cell office:value-type="float" office:value="0.35457" calcext:value-type="float">
            <text:p>0.35457</text:p>
          </table:table-cell>
          <table:table-cell office:value-type="float" office:value="0.31053" calcext:value-type="float">
            <text:p>0.31053</text:p>
          </table:table-cell>
          <table:table-cell office:value-type="float" office:value="0.31321" calcext:value-type="float">
            <text:p>0.31321</text:p>
          </table:table-cell>
          <table:table-cell office:value-type="float" office:value="0.32305" calcext:value-type="float">
            <text:p>0.323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0.35643" calcext:value-type="float">
            <text:p>0.35643</text:p>
          </table:table-cell>
          <table:table-cell office:value-type="float" office:value="0.32808" calcext:value-type="float">
            <text:p>0.32808</text:p>
          </table:table-cell>
          <table:table-cell office:value-type="float" office:value="0.31143" calcext:value-type="float">
            <text:p>0.31143</text:p>
          </table:table-cell>
          <table:table-cell office:value-type="float" office:value="0.35457" calcext:value-type="float">
            <text:p>0.35457</text:p>
          </table:table-cell>
          <table:table-cell office:value-type="float" office:value="0.31054" calcext:value-type="float">
            <text:p>0.31054</text:p>
          </table:table-cell>
          <table:table-cell office:value-type="float" office:value="0.31322" calcext:value-type="float">
            <text:p>0.31322</text:p>
          </table:table-cell>
          <table:table-cell office:value-type="float" office:value="0.32306" calcext:value-type="float">
            <text:p>0.32306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.35643" calcext:value-type="float">
            <text:p>0.35643</text:p>
          </table:table-cell>
          <table:table-cell office:value-type="float" office:value="0.32808" calcext:value-type="float">
            <text:p>0.32808</text:p>
          </table:table-cell>
          <table:table-cell office:value-type="float" office:value="0.31143" calcext:value-type="float">
            <text:p>0.31143</text:p>
          </table:table-cell>
          <table:table-cell office:value-type="float" office:value="0.35457" calcext:value-type="float">
            <text:p>0.35457</text:p>
          </table:table-cell>
          <table:table-cell office:value-type="float" office:value="0.31054" calcext:value-type="float">
            <text:p>0.31054</text:p>
          </table:table-cell>
          <table:table-cell office:value-type="float" office:value="0.31322" calcext:value-type="float">
            <text:p>0.31322</text:p>
          </table:table-cell>
          <table:table-cell office:value-type="float" office:value="0.32306" calcext:value-type="float">
            <text:p>0.3230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office:value-type="float" office:value="0.35644" calcext:value-type="float">
            <text:p>0.35644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0.35458" calcext:value-type="float">
            <text:p>0.35458</text:p>
          </table:table-cell>
          <table:table-cell office:value-type="float" office:value="0.31918" calcext:value-type="float">
            <text:p>0.31918</text:p>
          </table:table-cell>
          <table:table-cell office:value-type="float" office:value="0.32483" calcext:value-type="float">
            <text:p>0.32483</text:p>
          </table:table-cell>
          <table:table-cell office:value-type="float" office:value="0.32811" calcext:value-type="float">
            <text:p>0.3281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office:value-type="float" office:value="0.35644" calcext:value-type="float">
            <text:p>0.35644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0.35458" calcext:value-type="float">
            <text:p>0.35458</text:p>
          </table:table-cell>
          <table:table-cell office:value-type="float" office:value="0.31918" calcext:value-type="float">
            <text:p>0.31918</text:p>
          </table:table-cell>
          <table:table-cell office:value-type="float" office:value="0.32483" calcext:value-type="float">
            <text:p>0.32483</text:p>
          </table:table-cell>
          <table:table-cell office:value-type="float" office:value="0.32811" calcext:value-type="float">
            <text:p>0.32811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.36287" calcext:value-type="float">
            <text:p>0.36287</text:p>
          </table:table-cell>
          <table:table-cell office:value-type="float" office:value="0.34165" calcext:value-type="float">
            <text:p>0.34165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0.35458" calcext:value-type="float">
            <text:p>0.35458</text:p>
          </table:table-cell>
          <table:table-cell office:value-type="float" office:value="0.31919" calcext:value-type="float">
            <text:p>0.31919</text:p>
          </table:table-cell>
          <table:table-cell office:value-type="float" office:value="0.32486" calcext:value-type="float">
            <text:p>0.32486</text:p>
          </table:table-cell>
          <table:table-cell office:value-type="float" office:value="0.32813" calcext:value-type="float">
            <text:p>0.32813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3" office:value-type="float" office:value="0.5" calcext:value-type="float">
            <text:p>0.5</text:p>
          </table:table-cell>
          <table:table-cell table:number-columns-repeated="11"/>
          <table:table-cell office:value-type="float" office:value="0.36287" calcext:value-type="float">
            <text:p>0.36287</text:p>
          </table:table-cell>
          <table:table-cell office:value-type="float" office:value="0.34165" calcext:value-type="float">
            <text:p>0.34165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0.35458" calcext:value-type="float">
            <text:p>0.35458</text:p>
          </table:table-cell>
          <table:table-cell office:value-type="float" office:value="0.31919" calcext:value-type="float">
            <text:p>0.31919</text:p>
          </table:table-cell>
          <table:table-cell office:value-type="float" office:value="0.32486" calcext:value-type="float">
            <text:p>0.32486</text:p>
          </table:table-cell>
          <table:table-cell office:value-type="float" office:value="0.32813" calcext:value-type="float">
            <text:p>0.3281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11"/>
          <table:table-cell office:value-type="float" office:value="0.36287" calcext:value-type="float">
            <text:p>0.36287</text:p>
          </table:table-cell>
          <table:table-cell office:value-type="float" office:value="0.34166" calcext:value-type="float">
            <text:p>0.34166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0.38041" calcext:value-type="float">
            <text:p>0.38041</text:p>
          </table:table-cell>
          <table:table-cell office:value-type="float" office:value="0.36236" calcext:value-type="float">
            <text:p>0.36236</text:p>
          </table:table-cell>
          <table:table-cell office:value-type="float" office:value="0.34265" calcext:value-type="float">
            <text:p>0.34265</text:p>
          </table:table-cell>
          <table:table-cell office:value-type="float" office:value="0.3283" calcext:value-type="float">
            <text:p>0.328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11"/>
          <table:table-cell office:value-type="float" office:value="0.36287" calcext:value-type="float">
            <text:p>0.36287</text:p>
          </table:table-cell>
          <table:table-cell office:value-type="float" office:value="0.34166" calcext:value-type="float">
            <text:p>0.34166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0.38041" calcext:value-type="float">
            <text:p>0.38041</text:p>
          </table:table-cell>
          <table:table-cell office:value-type="float" office:value="0.36236" calcext:value-type="float">
            <text:p>0.36236</text:p>
          </table:table-cell>
          <table:table-cell office:value-type="float" office:value="0.34265" calcext:value-type="float">
            <text:p>0.34265</text:p>
          </table:table-cell>
          <table:table-cell office:value-type="float" office:value="0.3283" calcext:value-type="float">
            <text:p>0.3283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0.36288" calcext:value-type="float">
            <text:p>0.36288</text:p>
          </table:table-cell>
          <table:table-cell office:value-type="float" office:value="0.34166" calcext:value-type="float">
            <text:p>0.34166</text:p>
          </table:table-cell>
          <table:table-cell office:value-type="float" office:value="0.36284" calcext:value-type="float">
            <text:p>0.36284</text:p>
          </table:table-cell>
          <table:table-cell office:value-type="float" office:value="0.38041" calcext:value-type="float">
            <text:p>0.38041</text:p>
          </table:table-cell>
          <table:table-cell office:value-type="float" office:value="0.36236" calcext:value-type="float">
            <text:p>0.36236</text:p>
          </table:table-cell>
          <table:table-cell office:value-type="float" office:value="0.34266" calcext:value-type="float">
            <text:p>0.34266</text:p>
          </table:table-cell>
          <table:table-cell office:value-type="float" office:value="0.32833" calcext:value-type="float">
            <text:p>0.3283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6288" calcext:value-type="float">
            <text:p>0.36288</text:p>
          </table:table-cell>
          <table:table-cell office:value-type="float" office:value="0.34166" calcext:value-type="float">
            <text:p>0.34166</text:p>
          </table:table-cell>
          <table:table-cell office:value-type="float" office:value="0.36284" calcext:value-type="float">
            <text:p>0.36284</text:p>
          </table:table-cell>
          <table:table-cell office:value-type="float" office:value="0.38041" calcext:value-type="float">
            <text:p>0.38041</text:p>
          </table:table-cell>
          <table:table-cell office:value-type="float" office:value="0.36236" calcext:value-type="float">
            <text:p>0.36236</text:p>
          </table:table-cell>
          <table:table-cell office:value-type="float" office:value="0.34266" calcext:value-type="float">
            <text:p>0.34266</text:p>
          </table:table-cell>
          <table:table-cell office:value-type="float" office:value="0.32833" calcext:value-type="float">
            <text:p>0.3283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6" calcext:value-type="float">
            <text:p>0.36936</text:p>
          </table:table-cell>
          <table:table-cell office:value-type="float" office:value="0.38042" calcext:value-type="float">
            <text:p>0.38042</text:p>
          </table:table-cell>
          <table:table-cell office:value-type="float" office:value="0.36635" calcext:value-type="float">
            <text:p>0.36635</text:p>
          </table:table-cell>
          <table:table-cell office:value-type="float" office:value="0.36583" calcext:value-type="float">
            <text:p>0.36583</text:p>
          </table:table-cell>
          <table:table-cell office:value-type="float" office:value="0.35554" calcext:value-type="float">
            <text:p>0.3555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6" calcext:value-type="float">
            <text:p>0.36936</text:p>
          </table:table-cell>
          <table:table-cell office:value-type="float" office:value="0.38042" calcext:value-type="float">
            <text:p>0.38042</text:p>
          </table:table-cell>
          <table:table-cell office:value-type="float" office:value="0.36635" calcext:value-type="float">
            <text:p>0.36635</text:p>
          </table:table-cell>
          <table:table-cell office:value-type="float" office:value="0.36583" calcext:value-type="float">
            <text:p>0.36583</text:p>
          </table:table-cell>
          <table:table-cell office:value-type="float" office:value="0.35554" calcext:value-type="float">
            <text:p>0.3555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6" calcext:value-type="float">
            <text:p>0.36936</text:p>
          </table:table-cell>
          <table:table-cell office:value-type="float" office:value="0.38042" calcext:value-type="float">
            <text:p>0.38042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0.36584" calcext:value-type="float">
            <text:p>0.36584</text:p>
          </table:table-cell>
          <table:table-cell office:value-type="float" office:value="0.35555" calcext:value-type="float">
            <text:p>0.3555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6" calcext:value-type="float">
            <text:p>0.36936</text:p>
          </table:table-cell>
          <table:table-cell office:value-type="float" office:value="0.38042" calcext:value-type="float">
            <text:p>0.38042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0.36584" calcext:value-type="float">
            <text:p>0.36584</text:p>
          </table:table-cell>
          <table:table-cell office:value-type="float" office:value="0.35555" calcext:value-type="float">
            <text:p>0.3555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7" calcext:value-type="float">
            <text:p>0.36937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36731" calcext:value-type="float">
            <text:p>0.36731</text:p>
          </table:table-cell>
          <table:table-cell office:value-type="float" office:value="0.37915" calcext:value-type="float">
            <text:p>0.3791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7" calcext:value-type="float">
            <text:p>0.36937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36731" calcext:value-type="float">
            <text:p>0.36731</text:p>
          </table:table-cell>
          <table:table-cell office:value-type="float" office:value="0.37915" calcext:value-type="float">
            <text:p>0.3791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4" calcext:value-type="float">
            <text:p>0.47214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36731" calcext:value-type="float">
            <text:p>0.36731</text:p>
          </table:table-cell>
          <table:table-cell office:value-type="float" office:value="0.37917" calcext:value-type="float">
            <text:p>0.3791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4" calcext:value-type="float">
            <text:p>0.47214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36731" calcext:value-type="float">
            <text:p>0.36731</text:p>
          </table:table-cell>
          <table:table-cell office:value-type="float" office:value="0.37917" calcext:value-type="float">
            <text:p>0.3791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4" calcext:value-type="float">
            <text:p>0.47214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7947" calcext:value-type="float">
            <text:p>0.47947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0.59726" calcext:value-type="float">
            <text:p>0.5972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4" calcext:value-type="float">
            <text:p>0.47214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7947" calcext:value-type="float">
            <text:p>0.47947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0.59726" calcext:value-type="float">
            <text:p>0.5972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5" calcext:value-type="float">
            <text:p>0.47215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7948" calcext:value-type="float">
            <text:p>0.47948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0.59726" calcext:value-type="float">
            <text:p>0.5972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5" calcext:value-type="float">
            <text:p>0.47215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7948" calcext:value-type="float">
            <text:p>0.47948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0.59726" calcext:value-type="float">
            <text:p>0.59726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gamma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3"/>
          <table:table-cell office:value-type="string" calcext:value-type="string">
            <text:p>57-80</text:p>
          </table:table-cell>
          <table:table-cell office:value-type="float" office:value="445" calcext:value-type="float">
            <text:p>445</text:p>
          </table:table-cell>
          <table:table-cell office:value-type="float" office:value="334" calcext:value-type="float">
            <text:p>334</text:p>
          </table:table-cell>
          <table:table-cell office:value-type="float" office:value="267" calcext:value-type="float">
            <text:p>267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office:value-type="float" office:value="488" calcext:value-type="float">
            <text:p>48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29-40</text:p>
          </table:table-cell>
          <table:table-cell office:value-type="float" office:value="445" calcext:value-type="float">
            <text:p>445</text:p>
          </table:table-cell>
          <table:table-cell office:value-type="float" office:value="334" calcext:value-type="float">
            <text:p>334</text:p>
          </table:table-cell>
          <table:table-cell office:value-type="float" office:value="267" calcext:value-type="float">
            <text:p>267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office:value-type="float" office:value="488" calcext:value-type="float">
            <text:p>48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table:number-columns-repeated="3" office:value-type="float" office:value="0.1" calcext:value-type="float">
            <text:p>0.1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SOC</text:p>
          </table:table-cell>
          <table:table-cell table:style-name="ce1" office:value-type="float" office:value="0.3566613897914" calcext:value-type="float">
            <text:p>0.3566613897914</text:p>
          </table:table-cell>
          <table:table-cell table:style-name="ce1" office:value-type="float" office:value="0.3398138433888" calcext:value-type="float">
            <text:p>0.3398138433888</text:p>
          </table:table-cell>
          <table:table-cell table:style-name="ce1" office:value-type="float" office:value="0.3056230336479" calcext:value-type="float">
            <text:p>0.3056230336479</text:p>
          </table:table-cell>
          <table:table-cell table:style-name="ce1" office:value-type="float" office:value="0.303869176306" calcext:value-type="float">
            <text:p>0.303869176306</text:p>
          </table:table-cell>
          <table:table-cell table:style-name="ce1" office:value-type="float" office:value="0.3289439983585" calcext:value-type="float">
            <text:p>0.3289439983585</text:p>
          </table:table-cell>
          <table:table-cell table:style-name="ce1" office:value-type="float" office:value="0.354829652611" calcext:value-type="float">
            <text:p>0.354829652611</text:p>
          </table:table-cell>
          <table:table-cell table:style-name="ce1" office:value-type="float" office:value="0.3369545589229" calcext:value-type="float">
            <text:p>0.3369545589229</text:p>
          </table:table-cell>
          <table:table-cell table:style-name="ce1" office:value-type="float" office:value="0.3041498729793" calcext:value-type="float">
            <text:p>0.3041498729793</text:p>
          </table:table-cell>
          <table:table-cell table:style-name="ce1" office:value-type="float" office:value="0.3100818277717" calcext:value-type="float">
            <text:p>0.3100818277717</text:p>
          </table:table-cell>
          <table:table-cell table:style-name="ce1" office:value-type="float" office:value="0.3199959546956" calcext:value-type="float">
            <text:p>0.3199959546956</text:p>
          </table:table-cell>
          <table:table-cell table:style-name="ce1" office:value-type="float" office:value="0.3233037323702" calcext:value-type="float">
            <text:p>0.3233037323702</text:p>
          </table:table-cell>
          <table:table-cell/>
          <table:table-cell office:value-type="string" calcext:value-type="string">
            <text:p>noSOC</text:p>
          </table:table-cell>
          <table:table-cell table:style-name="ce1" office:value-type="float" office:value="0.3653798180499" calcext:value-type="float">
            <text:p>0.3653798180499</text:p>
          </table:table-cell>
          <table:table-cell table:style-name="ce1" office:value-type="float" office:value="0.3508965505419" calcext:value-type="float">
            <text:p>0.3508965505419</text:p>
          </table:table-cell>
          <table:table-cell table:style-name="ce1" office:value-type="float" office:value="0.3042753814319" calcext:value-type="float">
            <text:p>0.3042753814319</text:p>
          </table:table-cell>
          <table:table-cell table:style-name="ce1" office:value-type="float" office:value="0.2891815693284" calcext:value-type="float">
            <text:p>0.2891815693284</text:p>
          </table:table-cell>
          <table:table-cell table:style-name="ce1" office:value-type="float" office:value="0.3292303790899" calcext:value-type="float">
            <text:p>0.3292303790899</text:p>
          </table:table-cell>
          <table:table-cell table:style-name="ce1" office:value-type="float" office:value="0.3669245652145" calcext:value-type="float">
            <text:p>0.3669245652145</text:p>
          </table:table-cell>
          <table:table-cell table:style-name="ce1" office:value-type="float" office:value="0.3389087549523" calcext:value-type="float">
            <text:p>0.3389087549523</text:p>
          </table:table-cell>
          <table:table-cell table:style-name="ce1" office:value-type="float" office:value="0.2954183888531" calcext:value-type="float">
            <text:p>0.2954183888531</text:p>
          </table:table-cell>
          <table:table-cell table:style-name="ce1" office:value-type="float" office:value="0.2995231554332" calcext:value-type="float">
            <text:p>0.2995231554332</text:p>
          </table:table-cell>
          <table:table-cell table:style-name="ce1" office:value-type="float" office:value="0.3117657231133" calcext:value-type="float">
            <text:p>0.3117657231133</text:p>
          </table:table-cell>
          <table:table-cell table:style-name="ce1" office:value-type="float" office:value="0.3179138130805" calcext:value-type="float">
            <text:p>0.3179138130805</text:p>
          </table:table-cell>
        </table:table-row>
        <table:table-row table:style-name="ro1">
          <table:table-cell/>
          <table:table-cell table:number-columns-repeated="3" office:value-type="float" office:value="0.2" calcext:value-type="float">
            <text:p>0.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table:number-columns-repeated="3"/>
          <table:table-cell table:style-name="ce1" office:value-type="float" office:value="0.3566613897915" calcext:value-type="float">
            <text:p>0.3566613897915</text:p>
          </table:table-cell>
          <table:table-cell table:style-name="ce1" office:value-type="float" office:value="0.3398138534265" calcext:value-type="float">
            <text:p>0.3398138534265</text:p>
          </table:table-cell>
          <table:table-cell table:style-name="ce1" office:value-type="float" office:value="0.3056230342724" calcext:value-type="float">
            <text:p>0.3056230342724</text:p>
          </table:table-cell>
          <table:table-cell table:style-name="ce1" office:value-type="float" office:value="0.303869176844" calcext:value-type="float">
            <text:p>0.303869176844</text:p>
          </table:table-cell>
          <table:table-cell table:style-name="ce1" office:value-type="float" office:value="0.3289440024419" calcext:value-type="float">
            <text:p>0.3289440024419</text:p>
          </table:table-cell>
          <table:table-cell table:style-name="ce1" office:value-type="float" office:value="0.3548296526112" calcext:value-type="float">
            <text:p>0.3548296526112</text:p>
          </table:table-cell>
          <table:table-cell table:style-name="ce1" office:value-type="float" office:value="0.336954568177" calcext:value-type="float">
            <text:p>0.336954568177</text:p>
          </table:table-cell>
          <table:table-cell table:style-name="ce1" office:value-type="float" office:value="0.3041498768546" calcext:value-type="float">
            <text:p>0.3041498768546</text:p>
          </table:table-cell>
          <table:table-cell table:style-name="ce1" office:value-type="float" office:value="0.3100818297988" calcext:value-type="float">
            <text:p>0.3100818297988</text:p>
          </table:table-cell>
          <table:table-cell table:style-name="ce1" office:value-type="float" office:value="0.3199959598656" calcext:value-type="float">
            <text:p>0.3199959598656</text:p>
          </table:table-cell>
          <table:table-cell table:style-name="ce1" office:value-type="float" office:value="0.3233037323714" calcext:value-type="float">
            <text:p>0.3233037323714</text:p>
          </table:table-cell>
          <table:table-cell table:number-columns-repeated="2"/>
          <table:table-cell table:style-name="ce1" office:value-type="float" office:value="0.3654126497969" calcext:value-type="float">
            <text:p>0.3654126497969</text:p>
          </table:table-cell>
          <table:table-cell table:style-name="ce1" office:value-type="float" office:value="0.3509030500049" calcext:value-type="float">
            <text:p>0.3509030500049</text:p>
          </table:table-cell>
          <table:table-cell table:style-name="ce1" office:value-type="float" office:value="0.3271980795961" calcext:value-type="float">
            <text:p>0.3271980795961</text:p>
          </table:table-cell>
          <table:table-cell table:style-name="ce1" office:value-type="float" office:value="0.3028137477413" calcext:value-type="float">
            <text:p>0.3028137477413</text:p>
          </table:table-cell>
          <table:table-cell table:style-name="ce1" office:value-type="float" office:value="0.3292310372579" calcext:value-type="float">
            <text:p>0.3292310372579</text:p>
          </table:table-cell>
          <table:table-cell table:style-name="ce1" office:value-type="float" office:value="0.3669246489686" calcext:value-type="float">
            <text:p>0.3669246489686</text:p>
          </table:table-cell>
          <table:table-cell table:style-name="ce1" office:value-type="float" office:value="0.3389113398068" calcext:value-type="float">
            <text:p>0.3389113398068</text:p>
          </table:table-cell>
          <table:table-cell table:style-name="ce1" office:value-type="float" office:value="0.2954208386908" calcext:value-type="float">
            <text:p>0.2954208386908</text:p>
          </table:table-cell>
          <table:table-cell table:style-name="ce1" office:value-type="float" office:value="0.299525614789" calcext:value-type="float">
            <text:p>0.299525614789</text:p>
          </table:table-cell>
          <table:table-cell table:style-name="ce1" office:value-type="float" office:value="0.3117683637648" calcext:value-type="float">
            <text:p>0.3117683637648</text:p>
          </table:table-cell>
          <table:table-cell table:style-name="ce1" office:value-type="float" office:value="0.3179141250183" calcext:value-type="float">
            <text:p>0.3179141250183</text:p>
          </table:table-cell>
        </table:table-row>
        <table:table-row table:style-name="ro1">
          <table:table-cell/>
          <table:table-cell table:number-columns-repeated="3" office:value-type="float" office:value="0.3" calcext:value-type="float">
            <text:p>0.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style-name="ce1" office:value-type="float" office:value="0.3566873381062" calcext:value-type="float">
            <text:p>0.3566873381062</text:p>
          </table:table-cell>
          <table:table-cell table:style-name="ce1" office:value-type="float" office:value="0.3398165805971" calcext:value-type="float">
            <text:p>0.3398165805971</text:p>
          </table:table-cell>
          <table:table-cell table:style-name="ce1" office:value-type="float" office:value="0.3270893976701" calcext:value-type="float">
            <text:p>0.3270893976701</text:p>
          </table:table-cell>
          <table:table-cell table:style-name="ce1" office:value-type="float" office:value="0.313355151376" calcext:value-type="float">
            <text:p>0.313355151376</text:p>
          </table:table-cell>
          <table:table-cell table:style-name="ce1" office:value-type="float" office:value="0.3289466062162" calcext:value-type="float">
            <text:p>0.3289466062162</text:p>
          </table:table-cell>
          <table:table-cell table:style-name="ce1" office:value-type="float" office:value="0.3548299356616" calcext:value-type="float">
            <text:p>0.3548299356616</text:p>
          </table:table-cell>
          <table:table-cell table:style-name="ce1" office:value-type="float" office:value="0.3369575718993" calcext:value-type="float">
            <text:p>0.3369575718993</text:p>
          </table:table-cell>
          <table:table-cell table:style-name="ce1" office:value-type="float" office:value="0.3041508918027" calcext:value-type="float">
            <text:p>0.3041508918027</text:p>
          </table:table-cell>
          <table:table-cell table:style-name="ce1" office:value-type="float" office:value="0.3100847573227" calcext:value-type="float">
            <text:p>0.3100847573227</text:p>
          </table:table-cell>
          <table:table-cell table:style-name="ce1" office:value-type="float" office:value="0.3199986661582" calcext:value-type="float">
            <text:p>0.3199986661582</text:p>
          </table:table-cell>
          <table:table-cell table:style-name="ce1" office:value-type="float" office:value="0.3233053687721" calcext:value-type="float">
            <text:p>0.3233053687721</text:p>
          </table:table-cell>
          <table:table-cell table:number-columns-repeated="2"/>
          <table:table-cell table:style-name="ce1" office:value-type="float" office:value="0.3654133405421" calcext:value-type="float">
            <text:p>0.3654133405421</text:p>
          </table:table-cell>
          <table:table-cell table:style-name="ce1" office:value-type="float" office:value="0.350903491137" calcext:value-type="float">
            <text:p>0.350903491137</text:p>
          </table:table-cell>
          <table:table-cell table:style-name="ce1" office:value-type="float" office:value="0.3271981402115" calcext:value-type="float">
            <text:p>0.3271981402115</text:p>
          </table:table-cell>
          <table:table-cell table:style-name="ce1" office:value-type="float" office:value="0.3028279459843" calcext:value-type="float">
            <text:p>0.3028279459843</text:p>
          </table:table-cell>
          <table:table-cell table:style-name="ce1" office:value-type="float" office:value="0.329231306179" calcext:value-type="float">
            <text:p>0.329231306179</text:p>
          </table:table-cell>
          <table:table-cell table:style-name="ce1" office:value-type="float" office:value="0.366924755673" calcext:value-type="float">
            <text:p>0.366924755673</text:p>
          </table:table-cell>
          <table:table-cell table:style-name="ce1" office:value-type="float" office:value="0.3433345364944" calcext:value-type="float">
            <text:p>0.3433345364944</text:p>
          </table:table-cell>
          <table:table-cell table:style-name="ce1" office:value-type="float" office:value="0.3054823609246" calcext:value-type="float">
            <text:p>0.3054823609246</text:p>
          </table:table-cell>
          <table:table-cell table:style-name="ce1" office:value-type="float" office:value="0.3142688215678" calcext:value-type="float">
            <text:p>0.3142688215678</text:p>
          </table:table-cell>
          <table:table-cell table:style-name="ce1" office:value-type="float" office:value="0.3232299342371" calcext:value-type="float">
            <text:p>0.3232299342371</text:p>
          </table:table-cell>
          <table:table-cell table:style-name="ce1" office:value-type="float" office:value="0.3179163480431" calcext:value-type="float">
            <text:p>0.3179163480431</text:p>
          </table:table-cell>
        </table:table-row>
        <table:table-row table:style-name="ro1">
          <table:table-cell/>
          <table:table-cell table:number-columns-repeated="3" office:value-type="float" office:value="0.4" calcext:value-type="float">
            <text:p>0.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style-name="ce1" office:value-type="float" office:value="0.3566873381064" calcext:value-type="float">
            <text:p>0.3566873381064</text:p>
          </table:table-cell>
          <table:table-cell table:style-name="ce1" office:value-type="float" office:value="0.3398165914429" calcext:value-type="float">
            <text:p>0.3398165914429</text:p>
          </table:table-cell>
          <table:table-cell table:style-name="ce1" office:value-type="float" office:value="0.3270893996229" calcext:value-type="float">
            <text:p>0.3270893996229</text:p>
          </table:table-cell>
          <table:table-cell table:style-name="ce1" office:value-type="float" office:value="0.3133551608631" calcext:value-type="float">
            <text:p>0.3133551608631</text:p>
          </table:table-cell>
          <table:table-cell table:style-name="ce1" office:value-type="float" office:value="0.3289466128571" calcext:value-type="float">
            <text:p>0.3289466128571</text:p>
          </table:table-cell>
          <table:table-cell table:style-name="ce1" office:value-type="float" office:value="0.3548299356617" calcext:value-type="float">
            <text:p>0.3548299356617</text:p>
          </table:table-cell>
          <table:table-cell table:style-name="ce1" office:value-type="float" office:value="0.3369575779837" calcext:value-type="float">
            <text:p>0.3369575779837</text:p>
          </table:table-cell>
          <table:table-cell table:style-name="ce1" office:value-type="float" office:value="0.3041508966173" calcext:value-type="float">
            <text:p>0.3041508966173</text:p>
          </table:table-cell>
          <table:table-cell table:style-name="ce1" office:value-type="float" office:value="0.3100847592898" calcext:value-type="float">
            <text:p>0.3100847592898</text:p>
          </table:table-cell>
          <table:table-cell table:style-name="ce1" office:value-type="float" office:value="0.3199986709825" calcext:value-type="float">
            <text:p>0.3199986709825</text:p>
          </table:table-cell>
          <table:table-cell table:style-name="ce1" office:value-type="float" office:value="0.3233053687736" calcext:value-type="float">
            <text:p>0.3233053687736</text:p>
          </table:table-cell>
          <table:table-cell table:number-columns-repeated="2"/>
          <table:table-cell table:style-name="ce1" office:value-type="float" office:value="0.3775560884502" calcext:value-type="float">
            <text:p>0.3775560884502</text:p>
          </table:table-cell>
          <table:table-cell table:style-name="ce1" office:value-type="float" office:value="0.3566069856507" calcext:value-type="float">
            <text:p>0.3566069856507</text:p>
          </table:table-cell>
          <table:table-cell table:style-name="ce1" office:value-type="float" office:value="0.3308514135684" calcext:value-type="float">
            <text:p>0.3308514135684</text:p>
          </table:table-cell>
          <table:table-cell table:style-name="ce1" office:value-type="float" office:value="0.3028285535252" calcext:value-type="float">
            <text:p>0.3028285535252</text:p>
          </table:table-cell>
          <table:table-cell table:style-name="ce1" office:value-type="float" office:value="0.3485109376098" calcext:value-type="float">
            <text:p>0.3485109376098</text:p>
          </table:table-cell>
          <table:table-cell table:style-name="ce1" office:value-type="float" office:value="0.3669304236544" calcext:value-type="float">
            <text:p>0.3669304236544</text:p>
          </table:table-cell>
          <table:table-cell table:style-name="ce1" office:value-type="float" office:value="0.3433372427034" calcext:value-type="float">
            <text:p>0.3433372427034</text:p>
          </table:table-cell>
          <table:table-cell table:style-name="ce1" office:value-type="float" office:value="0.3054849690104" calcext:value-type="float">
            <text:p>0.3054849690104</text:p>
          </table:table-cell>
          <table:table-cell table:style-name="ce1" office:value-type="float" office:value="0.3142881094887" calcext:value-type="float">
            <text:p>0.3142881094887</text:p>
          </table:table-cell>
          <table:table-cell table:style-name="ce1" office:value-type="float" office:value="0.3232566002721" calcext:value-type="float">
            <text:p>0.3232566002721</text:p>
          </table:table-cell>
          <table:table-cell table:style-name="ce1" office:value-type="float" office:value="0.3179164397569" calcext:value-type="float">
            <text:p>0.31791643975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4"/>
          <table:table-cell table:style-name="ce1" office:value-type="float" office:value="0.3566876180554" calcext:value-type="float">
            <text:p>0.3566876180554</text:p>
          </table:table-cell>
          <table:table-cell table:style-name="ce1" office:value-type="float" office:value="0.3398227819174" calcext:value-type="float">
            <text:p>0.3398227819174</text:p>
          </table:table-cell>
          <table:table-cell table:style-name="ce1" office:value-type="float" office:value="0.3341208666484" calcext:value-type="float">
            <text:p>0.3341208666484</text:p>
          </table:table-cell>
          <table:table-cell table:style-name="ce1" office:value-type="float" office:value="0.3133629605976" calcext:value-type="float">
            <text:p>0.3133629605976</text:p>
          </table:table-cell>
          <table:table-cell table:style-name="ce1" office:value-type="float" office:value="0.3289469599274" calcext:value-type="float">
            <text:p>0.3289469599274</text:p>
          </table:table-cell>
          <table:table-cell table:style-name="ce1" office:value-type="float" office:value="0.3548315831553" calcext:value-type="float">
            <text:p>0.3548315831553</text:p>
          </table:table-cell>
          <table:table-cell table:style-name="ce1" office:value-type="float" office:value="0.3376533844702" calcext:value-type="float">
            <text:p>0.3376533844702</text:p>
          </table:table-cell>
          <table:table-cell table:style-name="ce1" office:value-type="float" office:value="0.3146530002832" calcext:value-type="float">
            <text:p>0.3146530002832</text:p>
          </table:table-cell>
          <table:table-cell table:style-name="ce1" office:value-type="float" office:value="0.3213330353318" calcext:value-type="float">
            <text:p>0.3213330353318</text:p>
          </table:table-cell>
          <table:table-cell table:style-name="ce1" office:value-type="float" office:value="0.3286640993556" calcext:value-type="float">
            <text:p>0.3286640993556</text:p>
          </table:table-cell>
          <table:table-cell table:style-name="ce1" office:value-type="float" office:value="0.328348061135" calcext:value-type="float">
            <text:p>0.328348061135</text:p>
          </table:table-cell>
          <table:table-cell table:number-columns-repeated="2"/>
          <table:table-cell table:style-name="ce1" office:value-type="float" office:value="0.3775563323659" calcext:value-type="float">
            <text:p>0.3775563323659</text:p>
          </table:table-cell>
          <table:table-cell table:style-name="ce1" office:value-type="float" office:value="0.356633825716" calcext:value-type="float">
            <text:p>0.356633825716</text:p>
          </table:table-cell>
          <table:table-cell table:style-name="ce1" office:value-type="float" office:value="0.3308689565927" calcext:value-type="float">
            <text:p>0.3308689565927</text:p>
          </table:table-cell>
          <table:table-cell table:style-name="ce1" office:value-type="float" office:value="0.3412697299076" calcext:value-type="float">
            <text:p>0.3412697299076</text:p>
          </table:table-cell>
          <table:table-cell table:style-name="ce1" office:value-type="float" office:value="0.3590755058746" calcext:value-type="float">
            <text:p>0.3590755058746</text:p>
          </table:table-cell>
          <table:table-cell table:style-name="ce1" office:value-type="float" office:value="0.3669306376777" calcext:value-type="float">
            <text:p>0.3669306376777</text:p>
          </table:table-cell>
          <table:table-cell table:style-name="ce1" office:value-type="float" office:value="0.365632128512" calcext:value-type="float">
            <text:p>0.365632128512</text:p>
          </table:table-cell>
          <table:table-cell table:style-name="ce1" office:value-type="float" office:value="0.3619022273166" calcext:value-type="float">
            <text:p>0.3619022273166</text:p>
          </table:table-cell>
          <table:table-cell table:style-name="ce1" office:value-type="float" office:value="0.354776910272" calcext:value-type="float">
            <text:p>0.354776910272</text:p>
          </table:table-cell>
          <table:table-cell table:style-name="ce1" office:value-type="float" office:value="0.3329537227218" calcext:value-type="float">
            <text:p>0.3329537227218</text:p>
          </table:table-cell>
          <table:table-cell table:style-name="ce1" office:value-type="float" office:value="0.322597117183" calcext:value-type="float">
            <text:p>0.32259711718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53" calcext:value-type="float">
            <text:p>453</text:p>
          </table:table-cell>
          <table:table-cell table:number-columns-repeated="3"/>
          <table:table-cell table:style-name="ce1" office:value-type="float" office:value="0.3566876180556" calcext:value-type="float">
            <text:p>0.3566876180556</text:p>
          </table:table-cell>
          <table:table-cell table:style-name="ce1" office:value-type="float" office:value="0.3398227891583" calcext:value-type="float">
            <text:p>0.3398227891583</text:p>
          </table:table-cell>
          <table:table-cell table:style-name="ce1" office:value-type="float" office:value="0.3341208738208" calcext:value-type="float">
            <text:p>0.3341208738208</text:p>
          </table:table-cell>
          <table:table-cell table:style-name="ce1" office:value-type="float" office:value="0.3133629729627" calcext:value-type="float">
            <text:p>0.3133629729627</text:p>
          </table:table-cell>
          <table:table-cell table:style-name="ce1" office:value-type="float" office:value="0.3289469690692" calcext:value-type="float">
            <text:p>0.3289469690692</text:p>
          </table:table-cell>
          <table:table-cell table:style-name="ce1" office:value-type="float" office:value="0.3548315831555" calcext:value-type="float">
            <text:p>0.3548315831555</text:p>
          </table:table-cell>
          <table:table-cell table:style-name="ce1" office:value-type="float" office:value="0.3376533892557" calcext:value-type="float">
            <text:p>0.3376533892557</text:p>
          </table:table-cell>
          <table:table-cell table:style-name="ce1" office:value-type="float" office:value="0.3146530009994" calcext:value-type="float">
            <text:p>0.3146530009994</text:p>
          </table:table-cell>
          <table:table-cell table:style-name="ce1" office:value-type="float" office:value="0.3213330360318" calcext:value-type="float">
            <text:p>0.3213330360318</text:p>
          </table:table-cell>
          <table:table-cell table:style-name="ce1" office:value-type="float" office:value="0.3286641004289" calcext:value-type="float">
            <text:p>0.3286641004289</text:p>
          </table:table-cell>
          <table:table-cell table:style-name="ce1" office:value-type="float" office:value="0.3283480611357" calcext:value-type="float">
            <text:p>0.3283480611357</text:p>
          </table:table-cell>
          <table:table-cell table:number-columns-repeated="2"/>
          <table:table-cell table:style-name="ce1" office:value-type="float" office:value="0.3775568319274" calcext:value-type="float">
            <text:p>0.3775568319274</text:p>
          </table:table-cell>
          <table:table-cell table:style-name="ce1" office:value-type="float" office:value="0.3566345218974" calcext:value-type="float">
            <text:p>0.3566345218974</text:p>
          </table:table-cell>
          <table:table-cell table:style-name="ce1" office:value-type="float" office:value="0.3308695756038" calcext:value-type="float">
            <text:p>0.3308695756038</text:p>
          </table:table-cell>
          <table:table-cell table:style-name="ce1" office:value-type="float" office:value="0.3412697697102" calcext:value-type="float">
            <text:p>0.3412697697102</text:p>
          </table:table-cell>
          <table:table-cell table:style-name="ce1" office:value-type="float" office:value="0.3590756938853" calcext:value-type="float">
            <text:p>0.3590756938853</text:p>
          </table:table-cell>
          <table:table-cell table:style-name="ce1" office:value-type="float" office:value="0.3669308921148" calcext:value-type="float">
            <text:p>0.3669308921148</text:p>
          </table:table-cell>
          <table:table-cell table:style-name="ce1" office:value-type="float" office:value="0.3656349976335" calcext:value-type="float">
            <text:p>0.3656349976335</text:p>
          </table:table-cell>
          <table:table-cell table:style-name="ce1" office:value-type="float" office:value="0.3619048555873" calcext:value-type="float">
            <text:p>0.3619048555873</text:p>
          </table:table-cell>
          <table:table-cell table:style-name="ce1" office:value-type="float" office:value="0.3547879143557" calcext:value-type="float">
            <text:p>0.3547879143557</text:p>
          </table:table-cell>
          <table:table-cell table:style-name="ce1" office:value-type="float" office:value="0.3329626509278" calcext:value-type="float">
            <text:p>0.3329626509278</text:p>
          </table:table-cell>
          <table:table-cell table:style-name="ce1" office:value-type="float" office:value="0.3226249577838" calcext:value-type="float">
            <text:p>0.3226249577838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1" office:value-type="float" office:value="0.3631373202536" calcext:value-type="float">
            <text:p>0.3631373202536</text:p>
          </table:table-cell>
          <table:table-cell table:style-name="ce1" office:value-type="float" office:value="0.3537298290261" calcext:value-type="float">
            <text:p>0.3537298290261</text:p>
          </table:table-cell>
          <table:table-cell table:style-name="ce1" office:value-type="float" office:value="0.3341338779636" calcext:value-type="float">
            <text:p>0.3341338779636</text:p>
          </table:table-cell>
          <table:table-cell table:style-name="ce1" office:value-type="float" office:value="0.3133641528888" calcext:value-type="float">
            <text:p>0.3133641528888</text:p>
          </table:table-cell>
          <table:table-cell table:style-name="ce1" office:value-type="float" office:value="0.3324703764303" calcext:value-type="float">
            <text:p>0.3324703764303</text:p>
          </table:table-cell>
          <table:table-cell table:style-name="ce1" office:value-type="float" office:value="0.3548320762804" calcext:value-type="float">
            <text:p>0.3548320762804</text:p>
          </table:table-cell>
          <table:table-cell table:style-name="ce1" office:value-type="float" office:value="0.337653870929" calcext:value-type="float">
            <text:p>0.337653870929</text:p>
          </table:table-cell>
          <table:table-cell table:style-name="ce1" office:value-type="float" office:value="0.3146561522205" calcext:value-type="float">
            <text:p>0.3146561522205</text:p>
          </table:table-cell>
          <table:table-cell table:style-name="ce1" office:value-type="float" office:value="0.3213499875923" calcext:value-type="float">
            <text:p>0.3213499875923</text:p>
          </table:table-cell>
          <table:table-cell table:style-name="ce1" office:value-type="float" office:value="0.3286887810997" calcext:value-type="float">
            <text:p>0.3286887810997</text:p>
          </table:table-cell>
          <table:table-cell table:style-name="ce1" office:value-type="float" office:value="0.3283594450035" calcext:value-type="float">
            <text:p>0.3283594450035</text:p>
          </table:table-cell>
          <table:table-cell table:number-columns-repeated="2"/>
          <table:table-cell table:style-name="ce1" office:value-type="float" office:value="0.3775670583381" calcext:value-type="float">
            <text:p>0.3775670583381</text:p>
          </table:table-cell>
          <table:table-cell table:style-name="ce1" office:value-type="float" office:value="0.3738774092223" calcext:value-type="float">
            <text:p>0.3738774092223</text:p>
          </table:table-cell>
          <table:table-cell table:style-name="ce1" office:value-type="float" office:value="0.3709360275877" calcext:value-type="float">
            <text:p>0.3709360275877</text:p>
          </table:table-cell>
          <table:table-cell table:style-name="ce1" office:value-type="float" office:value="0.3688871833566" calcext:value-type="float">
            <text:p>0.3688871833566</text:p>
          </table:table-cell>
          <table:table-cell table:style-name="ce1" office:value-type="float" office:value="0.367449370232" calcext:value-type="float">
            <text:p>0.367449370232</text:p>
          </table:table-cell>
          <table:table-cell table:style-name="ce1" office:value-type="float" office:value="0.3669384569594" calcext:value-type="float">
            <text:p>0.3669384569594</text:p>
          </table:table-cell>
          <table:table-cell table:style-name="ce1" office:value-type="float" office:value="0.3659894873728" calcext:value-type="float">
            <text:p>0.3659894873728</text:p>
          </table:table-cell>
          <table:table-cell table:style-name="ce1" office:value-type="float" office:value="0.3635453668655" calcext:value-type="float">
            <text:p>0.3635453668655</text:p>
          </table:table-cell>
          <table:table-cell table:style-name="ce1" office:value-type="float" office:value="0.3561728601215" calcext:value-type="float">
            <text:p>0.3561728601215</text:p>
          </table:table-cell>
          <table:table-cell table:style-name="ce1" office:value-type="float" office:value="0.3494210708541" calcext:value-type="float">
            <text:p>0.3494210708541</text:p>
          </table:table-cell>
          <table:table-cell table:style-name="ce1" office:value-type="float" office:value="0.3454589117161" calcext:value-type="float">
            <text:p>0.345458911716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table:number-columns-repeated="3"/>
          <table:table-cell table:style-name="ce1" office:value-type="float" office:value="0.3631373202537" calcext:value-type="float">
            <text:p>0.3631373202537</text:p>
          </table:table-cell>
          <table:table-cell table:style-name="ce1" office:value-type="float" office:value="0.3537298322006" calcext:value-type="float">
            <text:p>0.3537298322006</text:p>
          </table:table-cell>
          <table:table-cell table:style-name="ce1" office:value-type="float" office:value="0.3341338827943" calcext:value-type="float">
            <text:p>0.3341338827943</text:p>
          </table:table-cell>
          <table:table-cell table:style-name="ce1" office:value-type="float" office:value="0.3133641581893" calcext:value-type="float">
            <text:p>0.3133641581893</text:p>
          </table:table-cell>
          <table:table-cell table:style-name="ce1" office:value-type="float" office:value="0.3324703857162" calcext:value-type="float">
            <text:p>0.3324703857162</text:p>
          </table:table-cell>
          <table:table-cell table:style-name="ce1" office:value-type="float" office:value="0.3548320762804" calcext:value-type="float">
            <text:p>0.3548320762804</text:p>
          </table:table-cell>
          <table:table-cell table:style-name="ce1" office:value-type="float" office:value="0.3376538759235" calcext:value-type="float">
            <text:p>0.3376538759235</text:p>
          </table:table-cell>
          <table:table-cell table:style-name="ce1" office:value-type="float" office:value="0.3146561546346" calcext:value-type="float">
            <text:p>0.3146561546346</text:p>
          </table:table-cell>
          <table:table-cell table:style-name="ce1" office:value-type="float" office:value="0.3213499897462" calcext:value-type="float">
            <text:p>0.3213499897462</text:p>
          </table:table-cell>
          <table:table-cell table:style-name="ce1" office:value-type="float" office:value="0.3286887820509" calcext:value-type="float">
            <text:p>0.3286887820509</text:p>
          </table:table-cell>
          <table:table-cell table:style-name="ce1" office:value-type="float" office:value="0.3283594450041" calcext:value-type="float">
            <text:p>0.3283594450041</text:p>
          </table:table-cell>
          <table:table-cell table:number-columns-repeated="2"/>
          <table:table-cell table:style-name="ce1" office:value-type="float" office:value="0.3775677044245" calcext:value-type="float">
            <text:p>0.3775677044245</text:p>
          </table:table-cell>
          <table:table-cell table:style-name="ce1" office:value-type="float" office:value="0.3738778816327" calcext:value-type="float">
            <text:p>0.3738778816327</text:p>
          </table:table-cell>
          <table:table-cell table:style-name="ce1" office:value-type="float" office:value="0.3709409146108" calcext:value-type="float">
            <text:p>0.3709409146108</text:p>
          </table:table-cell>
          <table:table-cell table:style-name="ce1" office:value-type="float" office:value="0.3688945653508" calcext:value-type="float">
            <text:p>0.3688945653508</text:p>
          </table:table-cell>
          <table:table-cell table:style-name="ce1" office:value-type="float" office:value="0.3674575099496" calcext:value-type="float">
            <text:p>0.3674575099496</text:p>
          </table:table-cell>
          <table:table-cell table:style-name="ce1" office:value-type="float" office:value="0.3669391718456" calcext:value-type="float">
            <text:p>0.3669391718456</text:p>
          </table:table-cell>
          <table:table-cell table:style-name="ce1" office:value-type="float" office:value="0.3659969842331" calcext:value-type="float">
            <text:p>0.3659969842331</text:p>
          </table:table-cell>
          <table:table-cell table:style-name="ce1" office:value-type="float" office:value="0.3635507972208" calcext:value-type="float">
            <text:p>0.3635507972208</text:p>
          </table:table-cell>
          <table:table-cell table:style-name="ce1" office:value-type="float" office:value="0.3561755230944" calcext:value-type="float">
            <text:p>0.3561755230944</text:p>
          </table:table-cell>
          <table:table-cell table:style-name="ce1" office:value-type="float" office:value="0.3494239038205" calcext:value-type="float">
            <text:p>0.3494239038205</text:p>
          </table:table-cell>
          <table:table-cell table:style-name="ce1" office:value-type="float" office:value="0.3454617761871" calcext:value-type="float">
            <text:p>0.345461776187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table:style-name="ce1" office:value-type="float" office:value="0.3631377903366" calcext:value-type="float">
            <text:p>0.3631377903366</text:p>
          </table:table-cell>
          <table:table-cell table:style-name="ce1" office:value-type="float" office:value="0.3537391393456" calcext:value-type="float">
            <text:p>0.3537391393456</text:p>
          </table:table-cell>
          <table:table-cell table:style-name="ce1" office:value-type="float" office:value="0.3341358055697" calcext:value-type="float">
            <text:p>0.3341358055697</text:p>
          </table:table-cell>
          <table:table-cell table:style-name="ce1" office:value-type="float" office:value="0.3379396543301" calcext:value-type="float">
            <text:p>0.3379396543301</text:p>
          </table:table-cell>
          <table:table-cell table:style-name="ce1" office:value-type="float" office:value="0.3631044229971" calcext:value-type="float">
            <text:p>0.3631044229971</text:p>
          </table:table-cell>
          <table:table-cell table:style-name="ce1" office:value-type="float" office:value="0.3806623877179" calcext:value-type="float">
            <text:p>0.3806623877179</text:p>
          </table:table-cell>
          <table:table-cell table:style-name="ce1" office:value-type="float" office:value="0.3694841152096" calcext:value-type="float">
            <text:p>0.3694841152096</text:p>
          </table:table-cell>
          <table:table-cell table:style-name="ce1" office:value-type="float" office:value="0.3593794891887" calcext:value-type="float">
            <text:p>0.3593794891887</text:p>
          </table:table-cell>
          <table:table-cell table:style-name="ce1" office:value-type="float" office:value="0.3475603636228" calcext:value-type="float">
            <text:p>0.3475603636228</text:p>
          </table:table-cell>
          <table:table-cell table:style-name="ce1" office:value-type="float" office:value="0.3337265821502" calcext:value-type="float">
            <text:p>0.3337265821502</text:p>
          </table:table-cell>
          <table:table-cell table:style-name="ce1" office:value-type="float" office:value="0.3285258404419" calcext:value-type="float">
            <text:p>0.3285258404419</text:p>
          </table:table-cell>
          <table:table-cell table:number-columns-repeated="2"/>
          <table:table-cell table:style-name="ce1" office:value-type="float" office:value="0.3775677472695" calcext:value-type="float">
            <text:p>0.3775677472695</text:p>
          </table:table-cell>
          <table:table-cell table:style-name="ce1" office:value-type="float" office:value="0.3738806434572" calcext:value-type="float">
            <text:p>0.3738806434572</text:p>
          </table:table-cell>
          <table:table-cell table:style-name="ce1" office:value-type="float" office:value="0.3709413503764" calcext:value-type="float">
            <text:p>0.3709413503764</text:p>
          </table:table-cell>
          <table:table-cell table:style-name="ce1" office:value-type="float" office:value="0.3688950463358" calcext:value-type="float">
            <text:p>0.3688950463358</text:p>
          </table:table-cell>
          <table:table-cell table:style-name="ce1" office:value-type="float" office:value="0.367458031518" calcext:value-type="float">
            <text:p>0.367458031518</text:p>
          </table:table-cell>
          <table:table-cell table:style-name="ce1" office:value-type="float" office:value="0.4085229261981" calcext:value-type="float">
            <text:p>0.4085229261981</text:p>
          </table:table-cell>
          <table:table-cell table:style-name="ce1" office:value-type="float" office:value="0.3936190245407" calcext:value-type="float">
            <text:p>0.3936190245407</text:p>
          </table:table-cell>
          <table:table-cell table:style-name="ce1" office:value-type="float" office:value="0.3752940725734" calcext:value-type="float">
            <text:p>0.3752940725734</text:p>
          </table:table-cell>
          <table:table-cell table:style-name="ce1" office:value-type="float" office:value="0.3625533198955" calcext:value-type="float">
            <text:p>0.3625533198955</text:p>
          </table:table-cell>
          <table:table-cell table:style-name="ce1" office:value-type="float" office:value="0.370607351963" calcext:value-type="float">
            <text:p>0.370607351963</text:p>
          </table:table-cell>
          <table:table-cell table:style-name="ce1" office:value-type="float" office:value="0.3776181346404" calcext:value-type="float">
            <text:p>0.37761813464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4"/>
          <table:table-cell table:style-name="ce1" office:value-type="float" office:value="0.3631377903369" calcext:value-type="float">
            <text:p>0.3631377903369</text:p>
          </table:table-cell>
          <table:table-cell table:style-name="ce1" office:value-type="float" office:value="0.3537391413132" calcext:value-type="float">
            <text:p>0.3537391413132</text:p>
          </table:table-cell>
          <table:table-cell table:style-name="ce1" office:value-type="float" office:value="0.3341358100124" calcext:value-type="float">
            <text:p>0.3341358100124</text:p>
          </table:table-cell>
          <table:table-cell table:style-name="ce1" office:value-type="float" office:value="0.3379396550426" calcext:value-type="float">
            <text:p>0.3379396550426</text:p>
          </table:table-cell>
          <table:table-cell table:style-name="ce1" office:value-type="float" office:value="0.3631044332737" calcext:value-type="float">
            <text:p>0.3631044332737</text:p>
          </table:table-cell>
          <table:table-cell table:style-name="ce1" office:value-type="float" office:value="0.3806623877181" calcext:value-type="float">
            <text:p>0.3806623877181</text:p>
          </table:table-cell>
          <table:table-cell table:style-name="ce1" office:value-type="float" office:value="0.3694841318616" calcext:value-type="float">
            <text:p>0.3694841318616</text:p>
          </table:table-cell>
          <table:table-cell table:style-name="ce1" office:value-type="float" office:value="0.3593794928896" calcext:value-type="float">
            <text:p>0.3593794928896</text:p>
          </table:table-cell>
          <table:table-cell table:style-name="ce1" office:value-type="float" office:value="0.3475603706845" calcext:value-type="float">
            <text:p>0.3475603706845</text:p>
          </table:table-cell>
          <table:table-cell table:style-name="ce1" office:value-type="float" office:value="0.3337265837509" calcext:value-type="float">
            <text:p>0.3337265837509</text:p>
          </table:table-cell>
          <table:table-cell table:style-name="ce1" office:value-type="float" office:value="0.3285258404421" calcext:value-type="float">
            <text:p>0.3285258404421</text:p>
          </table:table-cell>
          <table:table-cell table:number-columns-repeated="2"/>
          <table:table-cell table:style-name="ce1" office:value-type="float" office:value="0.4767807686848" calcext:value-type="float">
            <text:p>0.4767807686848</text:p>
          </table:table-cell>
          <table:table-cell table:style-name="ce1" office:value-type="float" office:value="0.4768774911938" calcext:value-type="float">
            <text:p>0.4768774911938</text:p>
          </table:table-cell>
          <table:table-cell table:style-name="ce1" office:value-type="float" office:value="0.4743754124454" calcext:value-type="float">
            <text:p>0.4743754124454</text:p>
          </table:table-cell>
          <table:table-cell table:style-name="ce1" office:value-type="float" office:value="0.4653933358729" calcext:value-type="float">
            <text:p>0.4653933358729</text:p>
          </table:table-cell>
          <table:table-cell table:style-name="ce1" office:value-type="float" office:value="0.4403959284363" calcext:value-type="float">
            <text:p>0.4403959284363</text:p>
          </table:table-cell>
          <table:table-cell table:style-name="ce1" office:value-type="float" office:value="0.4085289668371" calcext:value-type="float">
            <text:p>0.4085289668371</text:p>
          </table:table-cell>
          <table:table-cell table:style-name="ce1" office:value-type="float" office:value="0.3936274135711" calcext:value-type="float">
            <text:p>0.3936274135711</text:p>
          </table:table-cell>
          <table:table-cell table:style-name="ce1" office:value-type="float" office:value="0.3753052155105" calcext:value-type="float">
            <text:p>0.3753052155105</text:p>
          </table:table-cell>
          <table:table-cell table:style-name="ce1" office:value-type="float" office:value="0.3625551927434" calcext:value-type="float">
            <text:p>0.3625551927434</text:p>
          </table:table-cell>
          <table:table-cell table:style-name="ce1" office:value-type="float" office:value="0.3706177214438" calcext:value-type="float">
            <text:p>0.3706177214438</text:p>
          </table:table-cell>
          <table:table-cell table:style-name="ce1" office:value-type="float" office:value="0.3776297848625" calcext:value-type="float">
            <text:p>0.3776297848625</text:p>
          </table:table-cell>
        </table:table-row>
        <table:table-row table:style-name="ro1">
          <table:table-cell table:number-columns-repeated="10"/>
          <table:table-cell table:style-name="ce1" office:value-type="float" office:value="0.3631460992511" calcext:value-type="float">
            <text:p>0.3631460992511</text:p>
          </table:table-cell>
          <table:table-cell table:style-name="ce1" office:value-type="float" office:value="0.3537454519026" calcext:value-type="float">
            <text:p>0.3537454519026</text:p>
          </table:table-cell>
          <table:table-cell table:style-name="ce1" office:value-type="float" office:value="0.3433529041464" calcext:value-type="float">
            <text:p>0.3433529041464</text:p>
          </table:table-cell>
          <table:table-cell table:style-name="ce1" office:value-type="float" office:value="0.357419740376" calcext:value-type="float">
            <text:p>0.357419740376</text:p>
          </table:table-cell>
          <table:table-cell table:style-name="ce1" office:value-type="float" office:value="0.369914556545" calcext:value-type="float">
            <text:p>0.369914556545</text:p>
          </table:table-cell>
          <table:table-cell table:style-name="ce1" office:value-type="float" office:value="0.3806625888711" calcext:value-type="float">
            <text:p>0.3806625888711</text:p>
          </table:table-cell>
          <table:table-cell table:style-name="ce1" office:value-type="float" office:value="0.3694864149942" calcext:value-type="float">
            <text:p>0.3694864149942</text:p>
          </table:table-cell>
          <table:table-cell table:style-name="ce1" office:value-type="float" office:value="0.3593806421707" calcext:value-type="float">
            <text:p>0.3593806421707</text:p>
          </table:table-cell>
          <table:table-cell table:style-name="ce1" office:value-type="float" office:value="0.3475635247041" calcext:value-type="float">
            <text:p>0.3475635247041</text:p>
          </table:table-cell>
          <table:table-cell table:style-name="ce1" office:value-type="float" office:value="0.3337333890082" calcext:value-type="float">
            <text:p>0.3337333890082</text:p>
          </table:table-cell>
          <table:table-cell table:style-name="ce1" office:value-type="float" office:value="0.3285516247892" calcext:value-type="float">
            <text:p>0.3285516247892</text:p>
          </table:table-cell>
          <table:table-cell table:number-columns-repeated="2"/>
          <table:table-cell table:style-name="ce1" office:value-type="float" office:value="0.4767807969044" calcext:value-type="float">
            <text:p>0.4767807969044</text:p>
          </table:table-cell>
          <table:table-cell table:style-name="ce1" office:value-type="float" office:value="0.4768789492217" calcext:value-type="float">
            <text:p>0.4768789492217</text:p>
          </table:table-cell>
          <table:table-cell table:style-name="ce1" office:value-type="float" office:value="0.4743781869655" calcext:value-type="float">
            <text:p>0.4743781869655</text:p>
          </table:table-cell>
          <table:table-cell table:style-name="ce1" office:value-type="float" office:value="0.4653970573207" calcext:value-type="float">
            <text:p>0.4653970573207</text:p>
          </table:table-cell>
          <table:table-cell table:style-name="ce1" office:value-type="float" office:value="0.4403999679568" calcext:value-type="float">
            <text:p>0.4403999679568</text:p>
          </table:table-cell>
          <table:table-cell table:style-name="ce1" office:value-type="float" office:value="0.4085290163712" calcext:value-type="float">
            <text:p>0.4085290163712</text:p>
          </table:table-cell>
          <table:table-cell table:style-name="ce1" office:value-type="float" office:value="0.4440941365449" calcext:value-type="float">
            <text:p>0.4440941365449</text:p>
          </table:table-cell>
          <table:table-cell table:style-name="ce1" office:value-type="float" office:value="0.5000576482163" calcext:value-type="float">
            <text:p>0.5000576482163</text:p>
          </table:table-cell>
          <table:table-cell table:style-name="ce1" office:value-type="float" office:value="0.5443977484489" calcext:value-type="float">
            <text:p>0.5443977484489</text:p>
          </table:table-cell>
          <table:table-cell table:style-name="ce1" office:value-type="float" office:value="0.5671575459789" calcext:value-type="float">
            <text:p>0.5671575459789</text:p>
          </table:table-cell>
          <table:table-cell table:style-name="ce1" office:value-type="float" office:value="0.598092831136" calcext:value-type="float">
            <text:p>0.598092831136</text:p>
          </table:table-cell>
        </table:table-row>
        <table:table-row table:style-name="ro1">
          <table:table-cell table:number-columns-repeated="10"/>
          <table:table-cell table:style-name="ce1" office:value-type="float" office:value="0.3631460992513" calcext:value-type="float">
            <text:p>0.3631460992513</text:p>
          </table:table-cell>
          <table:table-cell table:style-name="ce1" office:value-type="float" office:value="0.3537454551392" calcext:value-type="float">
            <text:p>0.3537454551392</text:p>
          </table:table-cell>
          <table:table-cell table:style-name="ce1" office:value-type="float" office:value="0.3433529044872" calcext:value-type="float">
            <text:p>0.3433529044872</text:p>
          </table:table-cell>
          <table:table-cell table:style-name="ce1" office:value-type="float" office:value="0.3574197410858" calcext:value-type="float">
            <text:p>0.3574197410858</text:p>
          </table:table-cell>
          <table:table-cell table:style-name="ce1" office:value-type="float" office:value="0.3699145619194" calcext:value-type="float">
            <text:p>0.3699145619194</text:p>
          </table:table-cell>
          <table:table-cell table:style-name="ce1" office:value-type="float" office:value="0.3806625888717" calcext:value-type="float">
            <text:p>0.3806625888717</text:p>
          </table:table-cell>
          <table:table-cell table:style-name="ce1" office:value-type="float" office:value="0.3694864261318" calcext:value-type="float">
            <text:p>0.3694864261318</text:p>
          </table:table-cell>
          <table:table-cell table:style-name="ce1" office:value-type="float" office:value="0.3593806436189" calcext:value-type="float">
            <text:p>0.3593806436189</text:p>
          </table:table-cell>
          <table:table-cell table:style-name="ce1" office:value-type="float" office:value="0.3475635338116" calcext:value-type="float">
            <text:p>0.3475635338116</text:p>
          </table:table-cell>
          <table:table-cell table:style-name="ce1" office:value-type="float" office:value="0.3337333934294" calcext:value-type="float">
            <text:p>0.3337333934294</text:p>
          </table:table-cell>
          <table:table-cell table:style-name="ce1" office:value-type="float" office:value="0.3285516247893" calcext:value-type="float">
            <text:p>0.3285516247893</text:p>
          </table:table-cell>
          <table:table-cell table:number-columns-repeated="2"/>
          <table:table-cell table:style-name="ce1" office:value-type="float" office:value="0.4767808215877" calcext:value-type="float">
            <text:p>0.4767808215877</text:p>
          </table:table-cell>
          <table:table-cell table:style-name="ce1" office:value-type="float" office:value="0.4768790355724" calcext:value-type="float">
            <text:p>0.4768790355724</text:p>
          </table:table-cell>
          <table:table-cell table:style-name="ce1" office:value-type="float" office:value="0.4743784273642" calcext:value-type="float">
            <text:p>0.4743784273642</text:p>
          </table:table-cell>
          <table:table-cell table:style-name="ce1" office:value-type="float" office:value="0.4653972258979" calcext:value-type="float">
            <text:p>0.4653972258979</text:p>
          </table:table-cell>
          <table:table-cell table:style-name="ce1" office:value-type="float" office:value="0.4404000857739" calcext:value-type="float">
            <text:p>0.4404000857739</text:p>
          </table:table-cell>
          <table:table-cell table:style-name="ce1" office:value-type="float" office:value="0.4085290304642" calcext:value-type="float">
            <text:p>0.4085290304642</text:p>
          </table:table-cell>
          <table:table-cell table:style-name="ce1" office:value-type="float" office:value="0.4440970757419" calcext:value-type="float">
            <text:p>0.4440970757419</text:p>
          </table:table-cell>
          <table:table-cell table:style-name="ce1" office:value-type="float" office:value="0.5000606392095" calcext:value-type="float">
            <text:p>0.5000606392095</text:p>
          </table:table-cell>
          <table:table-cell table:style-name="ce1" office:value-type="float" office:value="0.5443983634475" calcext:value-type="float">
            <text:p>0.5443983634475</text:p>
          </table:table-cell>
          <table:table-cell table:style-name="ce1" office:value-type="float" office:value="0.5671583652548" calcext:value-type="float">
            <text:p>0.5671583652548</text:p>
          </table:table-cell>
          <table:table-cell table:style-name="ce1" office:value-type="float" office:value="0.5980934074749" calcext:value-type="float">
            <text:p>0.5980934074749</text:p>
          </table:table-cell>
        </table:table-row>
        <table:table-row table:style-name="ro1">
          <table:table-cell table:number-columns-repeated="10"/>
          <table:table-cell table:style-name="ce1" office:value-type="float" office:value="0.3998480720574" calcext:value-type="float">
            <text:p>0.3998480720574</text:p>
          </table:table-cell>
          <table:table-cell table:style-name="ce1" office:value-type="float" office:value="0.3863184368576" calcext:value-type="float">
            <text:p>0.3863184368576</text:p>
          </table:table-cell>
          <table:table-cell table:style-name="ce1" office:value-type="float" office:value="0.3741997616331" calcext:value-type="float">
            <text:p>0.3741997616331</text:p>
          </table:table-cell>
          <table:table-cell table:style-name="ce1" office:value-type="float" office:value="0.3701439498096" calcext:value-type="float">
            <text:p>0.3701439498096</text:p>
          </table:table-cell>
          <table:table-cell table:style-name="ce1" office:value-type="float" office:value="0.3699207891781" calcext:value-type="float">
            <text:p>0.3699207891781</text:p>
          </table:table-cell>
          <table:table-cell table:style-name="ce1" office:value-type="float" office:value="0.3806719248034" calcext:value-type="float">
            <text:p>0.3806719248034</text:p>
          </table:table-cell>
          <table:table-cell table:style-name="ce1" office:value-type="float" office:value="0.3696444156833" calcext:value-type="float">
            <text:p>0.3696444156833</text:p>
          </table:table-cell>
          <table:table-cell table:style-name="ce1" office:value-type="float" office:value="0.3655009362644" calcext:value-type="float">
            <text:p>0.3655009362644</text:p>
          </table:table-cell>
          <table:table-cell table:style-name="ce1" office:value-type="float" office:value="0.3645619087858" calcext:value-type="float">
            <text:p>0.3645619087858</text:p>
          </table:table-cell>
          <table:table-cell table:style-name="ce1" office:value-type="float" office:value="0.3607949990685" calcext:value-type="float">
            <text:p>0.3607949990685</text:p>
          </table:table-cell>
          <table:table-cell table:style-name="ce1" office:value-type="float" office:value="0.3557856062136" calcext:value-type="float">
            <text:p>0.3557856062136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3998480720592" calcext:value-type="float">
            <text:p>0.3998480720592</text:p>
          </table:table-cell>
          <table:table-cell table:style-name="ce1" office:value-type="float" office:value="0.3863184442492" calcext:value-type="float">
            <text:p>0.3863184442492</text:p>
          </table:table-cell>
          <table:table-cell table:style-name="ce1" office:value-type="float" office:value="0.3741997698864" calcext:value-type="float">
            <text:p>0.3741997698864</text:p>
          </table:table-cell>
          <table:table-cell table:style-name="ce1" office:value-type="float" office:value="0.3701439565381" calcext:value-type="float">
            <text:p>0.3701439565381</text:p>
          </table:table-cell>
          <table:table-cell table:style-name="ce1" office:value-type="float" office:value="0.3699208000088" calcext:value-type="float">
            <text:p>0.3699208000088</text:p>
          </table:table-cell>
          <table:table-cell table:style-name="ce1" office:value-type="float" office:value="0.3806719248036" calcext:value-type="float">
            <text:p>0.3806719248036</text:p>
          </table:table-cell>
          <table:table-cell table:style-name="ce1" office:value-type="float" office:value="0.3696444207664" calcext:value-type="float">
            <text:p>0.3696444207664</text:p>
          </table:table-cell>
          <table:table-cell table:style-name="ce1" office:value-type="float" office:value="0.3655009388994" calcext:value-type="float">
            <text:p>0.3655009388994</text:p>
          </table:table-cell>
          <table:table-cell table:style-name="ce1" office:value-type="float" office:value="0.3645619114313" calcext:value-type="float">
            <text:p>0.3645619114313</text:p>
          </table:table-cell>
          <table:table-cell table:style-name="ce1" office:value-type="float" office:value="0.3607950037317" calcext:value-type="float">
            <text:p>0.3607950037317</text:p>
          </table:table-cell>
          <table:table-cell table:style-name="ce1" office:value-type="float" office:value="0.3557856062142" calcext:value-type="float">
            <text:p>0.3557856062142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3998632767496" calcext:value-type="float">
            <text:p>0.3998632767496</text:p>
          </table:table-cell>
          <table:table-cell table:style-name="ce1" office:value-type="float" office:value="0.3863315230588" calcext:value-type="float">
            <text:p>0.3863315230588</text:p>
          </table:table-cell>
          <table:table-cell table:style-name="ce1" office:value-type="float" office:value="0.374207500103" calcext:value-type="float">
            <text:p>0.374207500103</text:p>
          </table:table-cell>
          <table:table-cell table:style-name="ce1" office:value-type="float" office:value="0.3701503718861" calcext:value-type="float">
            <text:p>0.3701503718861</text:p>
          </table:table-cell>
          <table:table-cell table:style-name="ce1" office:value-type="float" office:value="0.3699243370276" calcext:value-type="float">
            <text:p>0.3699243370276</text:p>
          </table:table-cell>
          <table:table-cell table:style-name="ce1" office:value-type="float" office:value="0.3806720893489" calcext:value-type="float">
            <text:p>0.3806720893489</text:p>
          </table:table-cell>
          <table:table-cell table:style-name="ce1" office:value-type="float" office:value="0.36965252294" calcext:value-type="float">
            <text:p>0.36965252294</text:p>
          </table:table-cell>
          <table:table-cell table:style-name="ce1" office:value-type="float" office:value="0.3655074228251" calcext:value-type="float">
            <text:p>0.3655074228251</text:p>
          </table:table-cell>
          <table:table-cell table:style-name="ce1" office:value-type="float" office:value="0.3645658694863" calcext:value-type="float">
            <text:p>0.3645658694863</text:p>
          </table:table-cell>
          <table:table-cell table:style-name="ce1" office:value-type="float" office:value="0.3607956878061" calcext:value-type="float">
            <text:p>0.3607956878061</text:p>
          </table:table-cell>
          <table:table-cell table:style-name="ce1" office:value-type="float" office:value="0.3557875860587" calcext:value-type="float">
            <text:p>0.3557875860587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3998632767516" calcext:value-type="float">
            <text:p>0.3998632767516</text:p>
          </table:table-cell>
          <table:table-cell table:style-name="ce1" office:value-type="float" office:value="0.3863315261764" calcext:value-type="float">
            <text:p>0.3863315261764</text:p>
          </table:table-cell>
          <table:table-cell table:style-name="ce1" office:value-type="float" office:value="0.374207502504" calcext:value-type="float">
            <text:p>0.374207502504</text:p>
          </table:table-cell>
          <table:table-cell table:style-name="ce1" office:value-type="float" office:value="0.3701503739597" calcext:value-type="float">
            <text:p>0.3701503739597</text:p>
          </table:table-cell>
          <table:table-cell table:style-name="ce1" office:value-type="float" office:value="0.3699243453791" calcext:value-type="float">
            <text:p>0.3699243453791</text:p>
          </table:table-cell>
          <table:table-cell table:style-name="ce1" office:value-type="float" office:value="0.3806720893493" calcext:value-type="float">
            <text:p>0.3806720893493</text:p>
          </table:table-cell>
          <table:table-cell table:style-name="ce1" office:value-type="float" office:value="0.3696525318569" calcext:value-type="float">
            <text:p>0.3696525318569</text:p>
          </table:table-cell>
          <table:table-cell table:style-name="ce1" office:value-type="float" office:value="0.3655074284369" calcext:value-type="float">
            <text:p>0.3655074284369</text:p>
          </table:table-cell>
          <table:table-cell table:style-name="ce1" office:value-type="float" office:value="0.3645658734311" calcext:value-type="float">
            <text:p>0.3645658734311</text:p>
          </table:table-cell>
          <table:table-cell table:style-name="ce1" office:value-type="float" office:value="0.3607956928476" calcext:value-type="float">
            <text:p>0.3607956928476</text:p>
          </table:table-cell>
          <table:table-cell table:style-name="ce1" office:value-type="float" office:value="0.3557875860599" calcext:value-type="float">
            <text:p>0.3557875860599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3998635487518" calcext:value-type="float">
            <text:p>0.3998635487518</text:p>
          </table:table-cell>
          <table:table-cell table:style-name="ce1" office:value-type="float" office:value="0.3863334148452" calcext:value-type="float">
            <text:p>0.3863334148452</text:p>
          </table:table-cell>
          <table:table-cell table:style-name="ce1" office:value-type="float" office:value="0.3742094339823" calcext:value-type="float">
            <text:p>0.3742094339823</text:p>
          </table:table-cell>
          <table:table-cell table:style-name="ce1" office:value-type="float" office:value="0.3701528561047" calcext:value-type="float">
            <text:p>0.3701528561047</text:p>
          </table:table-cell>
          <table:table-cell table:style-name="ce1" office:value-type="float" office:value="0.3734918858" calcext:value-type="float">
            <text:p>0.3734918858</text:p>
          </table:table-cell>
          <table:table-cell table:style-name="ce1" office:value-type="float" office:value="0.4066677814016" calcext:value-type="float">
            <text:p>0.4066677814016</text:p>
          </table:table-cell>
          <table:table-cell table:style-name="ce1" office:value-type="float" office:value="0.3974596137971" calcext:value-type="float">
            <text:p>0.3974596137971</text:p>
          </table:table-cell>
          <table:table-cell table:style-name="ce1" office:value-type="float" office:value="0.3846602277886" calcext:value-type="float">
            <text:p>0.3846602277886</text:p>
          </table:table-cell>
          <table:table-cell table:style-name="ce1" office:value-type="float" office:value="0.3714874454716" calcext:value-type="float">
            <text:p>0.3714874454716</text:p>
          </table:table-cell>
          <table:table-cell table:style-name="ce1" office:value-type="float" office:value="0.3725529281552" calcext:value-type="float">
            <text:p>0.3725529281552</text:p>
          </table:table-cell>
          <table:table-cell table:style-name="ce1" office:value-type="float" office:value="0.3794209948301" calcext:value-type="float">
            <text:p>0.3794209948301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3998635487551" calcext:value-type="float">
            <text:p>0.3998635487551</text:p>
          </table:table-cell>
          <table:table-cell table:style-name="ce1" office:value-type="float" office:value="0.3863334223824" calcext:value-type="float">
            <text:p>0.3863334223824</text:p>
          </table:table-cell>
          <table:table-cell table:style-name="ce1" office:value-type="float" office:value="0.3742094441131" calcext:value-type="float">
            <text:p>0.3742094441131</text:p>
          </table:table-cell>
          <table:table-cell table:style-name="ce1" office:value-type="float" office:value="0.3701528627677" calcext:value-type="float">
            <text:p>0.3701528627677</text:p>
          </table:table-cell>
          <table:table-cell table:style-name="ce1" office:value-type="float" office:value="0.3734918858426" calcext:value-type="float">
            <text:p>0.3734918858426</text:p>
          </table:table-cell>
          <table:table-cell table:style-name="ce1" office:value-type="float" office:value="0.4066677814052" calcext:value-type="float">
            <text:p>0.4066677814052</text:p>
          </table:table-cell>
          <table:table-cell table:style-name="ce1" office:value-type="float" office:value="0.3974596263892" calcext:value-type="float">
            <text:p>0.3974596263892</text:p>
          </table:table-cell>
          <table:table-cell table:style-name="ce1" office:value-type="float" office:value="0.3846602345935" calcext:value-type="float">
            <text:p>0.3846602345935</text:p>
          </table:table-cell>
          <table:table-cell table:style-name="ce1" office:value-type="float" office:value="0.3714874483096" calcext:value-type="float">
            <text:p>0.3714874483096</text:p>
          </table:table-cell>
          <table:table-cell table:style-name="ce1" office:value-type="float" office:value="0.3725529293824" calcext:value-type="float">
            <text:p>0.3725529293824</text:p>
          </table:table-cell>
          <table:table-cell table:style-name="ce1" office:value-type="float" office:value="0.3794209948305" calcext:value-type="float">
            <text:p>0.3794209948305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3959642" calcext:value-type="float">
            <text:p>0.4722353959642</text:p>
          </table:table-cell>
          <table:table-cell table:style-name="ce1" office:value-type="float" office:value="0.4755579255465" calcext:value-type="float">
            <text:p>0.4755579255465</text:p>
          </table:table-cell>
          <table:table-cell table:style-name="ce1" office:value-type="float" office:value="0.4755349926568" calcext:value-type="float">
            <text:p>0.4755349926568</text:p>
          </table:table-cell>
          <table:table-cell table:style-name="ce1" office:value-type="float" office:value="0.4668556042429" calcext:value-type="float">
            <text:p>0.4668556042429</text:p>
          </table:table-cell>
          <table:table-cell table:style-name="ce1" office:value-type="float" office:value="0.4407152039864" calcext:value-type="float">
            <text:p>0.4407152039864</text:p>
          </table:table-cell>
          <table:table-cell table:style-name="ce1" office:value-type="float" office:value="0.4066750403019" calcext:value-type="float">
            <text:p>0.4066750403019</text:p>
          </table:table-cell>
          <table:table-cell table:style-name="ce1" office:value-type="float" office:value="0.3974680626159" calcext:value-type="float">
            <text:p>0.3974680626159</text:p>
          </table:table-cell>
          <table:table-cell table:style-name="ce1" office:value-type="float" office:value="0.3846691114155" calcext:value-type="float">
            <text:p>0.3846691114155</text:p>
          </table:table-cell>
          <table:table-cell table:style-name="ce1" office:value-type="float" office:value="0.3714924667042" calcext:value-type="float">
            <text:p>0.3714924667042</text:p>
          </table:table-cell>
          <table:table-cell table:style-name="ce1" office:value-type="float" office:value="0.3725626147179" calcext:value-type="float">
            <text:p>0.3725626147179</text:p>
          </table:table-cell>
          <table:table-cell table:style-name="ce1" office:value-type="float" office:value="0.3794318728915" calcext:value-type="float">
            <text:p>0.3794318728915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3959723" calcext:value-type="float">
            <text:p>0.4722353959723</text:p>
          </table:table-cell>
          <table:table-cell table:style-name="ce1" office:value-type="float" office:value="0.4755579342189" calcext:value-type="float">
            <text:p>0.4755579342189</text:p>
          </table:table-cell>
          <table:table-cell table:style-name="ce1" office:value-type="float" office:value="0.4755349968905" calcext:value-type="float">
            <text:p>0.4755349968905</text:p>
          </table:table-cell>
          <table:table-cell table:style-name="ce1" office:value-type="float" office:value="0.4668556131299" calcext:value-type="float">
            <text:p>0.4668556131299</text:p>
          </table:table-cell>
          <table:table-cell table:style-name="ce1" office:value-type="float" office:value="0.4407152081765" calcext:value-type="float">
            <text:p>0.4407152081765</text:p>
          </table:table-cell>
          <table:table-cell table:style-name="ce1" office:value-type="float" office:value="0.4066750403048" calcext:value-type="float">
            <text:p>0.4066750403048</text:p>
          </table:table-cell>
          <table:table-cell table:style-name="ce1" office:value-type="float" office:value="0.3974680790342" calcext:value-type="float">
            <text:p>0.3974680790342</text:p>
          </table:table-cell>
          <table:table-cell table:style-name="ce1" office:value-type="float" office:value="0.3846691195796" calcext:value-type="float">
            <text:p>0.3846691195796</text:p>
          </table:table-cell>
          <table:table-cell table:style-name="ce1" office:value-type="float" office:value="0.3714924701126" calcext:value-type="float">
            <text:p>0.3714924701126</text:p>
          </table:table-cell>
          <table:table-cell table:style-name="ce1" office:value-type="float" office:value="0.3725626162793" calcext:value-type="float">
            <text:p>0.3725626162793</text:p>
          </table:table-cell>
          <table:table-cell table:style-name="ce1" office:value-type="float" office:value="0.3794318728923" calcext:value-type="float">
            <text:p>0.3794318728923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4360899" calcext:value-type="float">
            <text:p>0.4722354360899</text:p>
          </table:table-cell>
          <table:table-cell table:style-name="ce1" office:value-type="float" office:value="0.4755593330402" calcext:value-type="float">
            <text:p>0.4755593330402</text:p>
          </table:table-cell>
          <table:table-cell table:style-name="ce1" office:value-type="float" office:value="0.4755376602716" calcext:value-type="float">
            <text:p>0.4755376602716</text:p>
          </table:table-cell>
          <table:table-cell table:style-name="ce1" office:value-type="float" office:value="0.4668593055819" calcext:value-type="float">
            <text:p>0.4668593055819</text:p>
          </table:table-cell>
          <table:table-cell table:style-name="ce1" office:value-type="float" office:value="0.4407193764168" calcext:value-type="float">
            <text:p>0.4407193764168</text:p>
          </table:table-cell>
          <table:table-cell table:style-name="ce1" office:value-type="float" office:value="0.4066752909652" calcext:value-type="float">
            <text:p>0.4066752909652</text:p>
          </table:table-cell>
          <table:table-cell table:style-name="ce1" office:value-type="float" office:value="0.4433056136014" calcext:value-type="float">
            <text:p>0.4433056136014</text:p>
          </table:table-cell>
          <table:table-cell table:style-name="ce1" office:value-type="float" office:value="0.4989396484521" calcext:value-type="float">
            <text:p>0.4989396484521</text:p>
          </table:table-cell>
          <table:table-cell table:style-name="ce1" office:value-type="float" office:value="0.5448302306091" calcext:value-type="float">
            <text:p>0.5448302306091</text:p>
          </table:table-cell>
          <table:table-cell table:style-name="ce1" office:value-type="float" office:value="0.5665172155873" calcext:value-type="float">
            <text:p>0.5665172155873</text:p>
          </table:table-cell>
          <table:table-cell table:style-name="ce1" office:value-type="float" office:value="0.5974314376661" calcext:value-type="float">
            <text:p>0.5974314376661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4361004" calcext:value-type="float">
            <text:p>0.4722354361004</text:p>
          </table:table-cell>
          <table:table-cell table:style-name="ce1" office:value-type="float" office:value="0.4755593441817" calcext:value-type="float">
            <text:p>0.4755593441817</text:p>
          </table:table-cell>
          <table:table-cell table:style-name="ce1" office:value-type="float" office:value="0.4755376647628" calcext:value-type="float">
            <text:p>0.4755376647628</text:p>
          </table:table-cell>
          <table:table-cell table:style-name="ce1" office:value-type="float" office:value="0.4668593158003" calcext:value-type="float">
            <text:p>0.4668593158003</text:p>
          </table:table-cell>
          <table:table-cell table:style-name="ce1" office:value-type="float" office:value="0.4407193826106" calcext:value-type="float">
            <text:p>0.4407193826106</text:p>
          </table:table-cell>
          <table:table-cell table:style-name="ce1" office:value-type="float" office:value="0.4066752909682" calcext:value-type="float">
            <text:p>0.4066752909682</text:p>
          </table:table-cell>
          <table:table-cell table:style-name="ce1" office:value-type="float" office:value="0.4433056214751" calcext:value-type="float">
            <text:p>0.4433056214751</text:p>
          </table:table-cell>
          <table:table-cell table:style-name="ce1" office:value-type="float" office:value="0.4989396610021" calcext:value-type="float">
            <text:p>0.4989396610021</text:p>
          </table:table-cell>
          <table:table-cell table:style-name="ce1" office:value-type="float" office:value="0.5448302337668" calcext:value-type="float">
            <text:p>0.5448302337668</text:p>
          </table:table-cell>
          <table:table-cell table:style-name="ce1" office:value-type="float" office:value="0.5665172266424" calcext:value-type="float">
            <text:p>0.5665172266424</text:p>
          </table:table-cell>
          <table:table-cell table:style-name="ce1" office:value-type="float" office:value="0.5974314391601" calcext:value-type="float">
            <text:p>0.5974314391601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9246882" calcext:value-type="float">
            <text:p>0.4722359246882</text:p>
          </table:table-cell>
          <table:table-cell table:style-name="ce1" office:value-type="float" office:value="0.4755599530867" calcext:value-type="float">
            <text:p>0.4755599530867</text:p>
          </table:table-cell>
          <table:table-cell table:style-name="ce1" office:value-type="float" office:value="0.4755387396186" calcext:value-type="float">
            <text:p>0.4755387396186</text:p>
          </table:table-cell>
          <table:table-cell table:style-name="ce1" office:value-type="float" office:value="0.4668602432069" calcext:value-type="float">
            <text:p>0.4668602432069</text:p>
          </table:table-cell>
          <table:table-cell table:style-name="ce1" office:value-type="float" office:value="0.4407198672877" calcext:value-type="float">
            <text:p>0.4407198672877</text:p>
          </table:table-cell>
          <table:table-cell table:style-name="ce1" office:value-type="float" office:value="0.4066753252615" calcext:value-type="float">
            <text:p>0.4066753252615</text:p>
          </table:table-cell>
          <table:table-cell table:style-name="ce1" office:value-type="float" office:value="0.4433088370844" calcext:value-type="float">
            <text:p>0.4433088370844</text:p>
          </table:table-cell>
          <table:table-cell table:style-name="ce1" office:value-type="float" office:value="0.4989429066439" calcext:value-type="float">
            <text:p>0.4989429066439</text:p>
          </table:table-cell>
          <table:table-cell table:style-name="ce1" office:value-type="float" office:value="0.5448311097258" calcext:value-type="float">
            <text:p>0.5448311097258</text:p>
          </table:table-cell>
          <table:table-cell table:style-name="ce1" office:value-type="float" office:value="0.5665181222656" calcext:value-type="float">
            <text:p>0.5665181222656</text:p>
          </table:table-cell>
          <table:table-cell table:style-name="ce1" office:value-type="float" office:value="0.5974320962142" calcext:value-type="float">
            <text:p>0.5974320962142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9246967" calcext:value-type="float">
            <text:p>0.4722359246967</text:p>
          </table:table-cell>
          <table:table-cell table:style-name="ce1" office:value-type="float" office:value="0.4755599636642" calcext:value-type="float">
            <text:p>0.4755599636642</text:p>
          </table:table-cell>
          <table:table-cell table:style-name="ce1" office:value-type="float" office:value="0.4755387422477" calcext:value-type="float">
            <text:p>0.4755387422477</text:p>
          </table:table-cell>
          <table:table-cell table:style-name="ce1" office:value-type="float" office:value="0.4668602533122" calcext:value-type="float">
            <text:p>0.4668602533122</text:p>
          </table:table-cell>
          <table:table-cell table:style-name="ce1" office:value-type="float" office:value="0.4407198887533" calcext:value-type="float">
            <text:p>0.4407198887533</text:p>
          </table:table-cell>
          <table:table-cell table:style-name="ce1" office:value-type="float" office:value="0.4066753252656" calcext:value-type="float">
            <text:p>0.4066753252656</text:p>
          </table:table-cell>
          <table:table-cell table:style-name="ce1" office:value-type="float" office:value="0.4433088463485" calcext:value-type="float">
            <text:p>0.4433088463485</text:p>
          </table:table-cell>
          <table:table-cell table:style-name="ce1" office:value-type="float" office:value="0.4989429186644" calcext:value-type="float">
            <text:p>0.4989429186644</text:p>
          </table:table-cell>
          <table:table-cell table:style-name="ce1" office:value-type="float" office:value="0.5448311130818" calcext:value-type="float">
            <text:p>0.5448311130818</text:p>
          </table:table-cell>
          <table:table-cell table:style-name="ce1" office:value-type="float" office:value="0.5665181342639" calcext:value-type="float">
            <text:p>0.5665181342639</text:p>
          </table:table-cell>
          <table:table-cell table:style-name="ce1" office:value-type="float" office:value="0.5974320976574" calcext:value-type="float">
            <text:p>0.5974320976574</text:p>
          </table:table-cell>
          <table:table-cell table:number-columns-repeated="13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9"/>
          <table:table-cell office:value-type="string" calcext:value-type="string">
            <text:p>57-8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Abinit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3973" calcext:value-type="float">
            <text:p>0.33973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0.30378" calcext:value-type="float">
            <text:p>0.30378</text:p>
          </table:table-cell>
          <table:table-cell office:value-type="float" office:value="0.32886" calcext:value-type="float">
            <text:p>0.32886</text:p>
          </table:table-cell>
          <table:table-cell office:value-type="float" office:value="0.35474" calcext:value-type="float">
            <text:p>0.35474</text:p>
          </table:table-cell>
          <table:table-cell office:value-type="float" office:value="0.33687" calcext:value-type="float">
            <text:p>0.33687</text:p>
          </table:table-cell>
          <table:table-cell office:value-type="float" office:value="0.30405" calcext:value-type="float">
            <text:p>0.30405</text:p>
          </table:table-cell>
          <table:table-cell office:value-type="float" office:value="0.30999" calcext:value-type="float">
            <text:p>0.30999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232" calcext:value-type="float">
            <text:p>0.3232</text:p>
          </table:table-cell>
          <table:table-cell table:number-columns-repeated="2"/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10"/>
          <table:table-cell office:value-type="float" office:value="0.3566" calcext:value-type="float">
            <text:p>0.3566</text:p>
          </table:table-cell>
          <table:table-cell office:value-type="float" office:value="0.33973" calcext:value-type="float">
            <text:p>0.33973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0.30378" calcext:value-type="float">
            <text:p>0.30378</text:p>
          </table:table-cell>
          <table:table-cell office:value-type="float" office:value="0.32886" calcext:value-type="float">
            <text:p>0.32886</text:p>
          </table:table-cell>
          <table:table-cell office:value-type="float" office:value="0.35474" calcext:value-type="float">
            <text:p>0.35474</text:p>
          </table:table-cell>
          <table:table-cell office:value-type="float" office:value="0.33687" calcext:value-type="float">
            <text:p>0.33687</text:p>
          </table:table-cell>
          <table:table-cell office:value-type="float" office:value="0.30405" calcext:value-type="float">
            <text:p>0.30405</text:p>
          </table:table-cell>
          <table:table-cell office:value-type="float" office:value="0.30999" calcext:value-type="float">
            <text:p>0.30999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232" calcext:value-type="float">
            <text:p>0.3232</text:p>
          </table:table-cell>
          <table:table-cell table:number-columns-repeated="2"/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2725" calcext:value-type="float">
            <text:p>0.32725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10"/>
          <table:table-cell office:value-type="float" office:value="0.3566" calcext:value-type="float">
            <text:p>0.3566</text:p>
          </table:table-cell>
          <table:table-cell office:value-type="float" office:value="0.33974" calcext:value-type="float">
            <text:p>0.33974</text:p>
          </table:table-cell>
          <table:table-cell office:value-type="float" office:value="0.32701" calcext:value-type="float">
            <text:p>0.32701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0.32886" calcext:value-type="float">
            <text:p>0.32886</text:p>
          </table:table-cell>
          <table:table-cell office:value-type="float" office:value="0.35474" calcext:value-type="float">
            <text:p>0.35474</text:p>
          </table:table-cell>
          <table:table-cell office:value-type="float" office:value="0.33688" calcext:value-type="float">
            <text:p>0.33688</text:p>
          </table:table-cell>
          <table:table-cell office:value-type="float" office:value="0.30406" calcext:value-type="float">
            <text:p>0.30406</text:p>
          </table:table-cell>
          <table:table-cell office:value-type="float" office:value="0.31" calcext:value-type="float">
            <text:p>0.31</text:p>
          </table:table-cell>
          <table:table-cell office:value-type="float" office:value="0.31992" calcext:value-type="float">
            <text:p>0.31992</text:p>
          </table:table-cell>
          <table:table-cell office:value-type="float" office:value="0.32323" calcext:value-type="float">
            <text:p>0.32323</text:p>
          </table:table-cell>
          <table:table-cell table:number-columns-repeated="2"/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2725" calcext:value-type="float">
            <text:p>0.32725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0.31433" calcext:value-type="float">
            <text:p>0.31433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10"/>
          <table:table-cell office:value-type="float" office:value="0.3566" calcext:value-type="float">
            <text:p>0.3566</text:p>
          </table:table-cell>
          <table:table-cell office:value-type="float" office:value="0.33974" calcext:value-type="float">
            <text:p>0.33974</text:p>
          </table:table-cell>
          <table:table-cell office:value-type="float" office:value="0.32701" calcext:value-type="float">
            <text:p>0.32701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0.32886" calcext:value-type="float">
            <text:p>0.32886</text:p>
          </table:table-cell>
          <table:table-cell office:value-type="float" office:value="0.35474" calcext:value-type="float">
            <text:p>0.35474</text:p>
          </table:table-cell>
          <table:table-cell office:value-type="float" office:value="0.33688" calcext:value-type="float">
            <text:p>0.33688</text:p>
          </table:table-cell>
          <table:table-cell office:value-type="float" office:value="0.30406" calcext:value-type="float">
            <text:p>0.30406</text:p>
          </table:table-cell>
          <table:table-cell office:value-type="float" office:value="0.31" calcext:value-type="float">
            <text:p>0.31</text:p>
          </table:table-cell>
          <table:table-cell office:value-type="float" office:value="0.31992" calcext:value-type="float">
            <text:p>0.31992</text:p>
          </table:table-cell>
          <table:table-cell office:value-type="float" office:value="0.32323" calcext:value-type="float">
            <text:p>0.32323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4852" calcext:value-type="float">
            <text:p>0.348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0.31433" calcext:value-type="float">
            <text:p>0.31433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10"/>
          <table:table-cell office:value-type="float" office:value="0.35661" calcext:value-type="float">
            <text:p>0.35661</text:p>
          </table:table-cell>
          <table:table-cell office:value-type="float" office:value="0.33974" calcext:value-type="float">
            <text:p>0.33974</text:p>
          </table:table-cell>
          <table:table-cell office:value-type="float" office:value="0.33404" calcext:value-type="float">
            <text:p>0.33404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0.32887" calcext:value-type="float">
            <text:p>0.32887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33757" calcext:value-type="float">
            <text:p>0.33757</text:p>
          </table:table-cell>
          <table:table-cell office:value-type="float" office:value="0.31456" calcext:value-type="float">
            <text:p>0.31456</text:p>
          </table:table-cell>
          <table:table-cell office:value-type="float" office:value="0.32124" calcext:value-type="float">
            <text:p>0.32124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32825" calcext:value-type="float">
            <text:p>0.32825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4133" calcext:value-type="float">
            <text:p>0.34133</text:p>
          </table:table-cell>
          <table:table-cell office:value-type="float" office:value="0.35914" calcext:value-type="float">
            <text:p>0.35914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569" calcext:value-type="float">
            <text:p>0.36569</text:p>
          </table:table-cell>
          <table:table-cell office:value-type="float" office:value="0.36196" calcext:value-type="float">
            <text:p>0.36196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33301" calcext:value-type="float">
            <text:p>0.33301</text:p>
          </table:table-cell>
          <table:table-cell office:value-type="float" office:value="0.32266" calcext:value-type="float">
            <text:p>0.32266</text:p>
          </table:table-cell>
        </table:table-row>
        <table:table-row table:style-name="ro1">
          <table:table-cell table:number-columns-repeated="10"/>
          <table:table-cell office:value-type="float" office:value="0.35661" calcext:value-type="float">
            <text:p>0.35661</text:p>
          </table:table-cell>
          <table:table-cell office:value-type="float" office:value="0.33974" calcext:value-type="float">
            <text:p>0.33974</text:p>
          </table:table-cell>
          <table:table-cell office:value-type="float" office:value="0.33404" calcext:value-type="float">
            <text:p>0.33404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0.32887" calcext:value-type="float">
            <text:p>0.32887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33757" calcext:value-type="float">
            <text:p>0.33757</text:p>
          </table:table-cell>
          <table:table-cell office:value-type="float" office:value="0.31456" calcext:value-type="float">
            <text:p>0.31456</text:p>
          </table:table-cell>
          <table:table-cell office:value-type="float" office:value="0.32124" calcext:value-type="float">
            <text:p>0.32124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32825" calcext:value-type="float">
            <text:p>0.32825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4133" calcext:value-type="float">
            <text:p>0.34133</text:p>
          </table:table-cell>
          <table:table-cell office:value-type="float" office:value="0.35914" calcext:value-type="float">
            <text:p>0.35914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6196" calcext:value-type="float">
            <text:p>0.36196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33301" calcext:value-type="float">
            <text:p>0.33301</text:p>
          </table:table-cell>
          <table:table-cell office:value-type="float" office:value="0.32266" calcext:value-type="float">
            <text:p>0.32266</text:p>
          </table:table-cell>
        </table:table-row>
        <table:table-row table:style-name="ro1">
          <table:table-cell table:number-columns-repeated="10"/>
          <table:table-cell office:value-type="float" office:value="0.36305" calcext:value-type="float">
            <text:p>0.36305</text:p>
          </table:table-cell>
          <table:table-cell office:value-type="float" office:value="0.35365" calcext:value-type="float">
            <text:p>0.35365</text:p>
          </table:table-cell>
          <table:table-cell office:value-type="float" office:value="0.33405" calcext:value-type="float">
            <text:p>0.33405</text:p>
          </table:table-cell>
          <table:table-cell office:value-type="float" office:value="0.31328" calcext:value-type="float">
            <text:p>0.31328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33758" calcext:value-type="float">
            <text:p>0.33758</text:p>
          </table:table-cell>
          <table:table-cell office:value-type="float" office:value="0.31458" calcext:value-type="float">
            <text:p>0.31458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0.32861" calcext:value-type="float">
            <text:p>0.32861</text:p>
          </table:table-cell>
          <table:table-cell office:value-type="float" office:value="0.32828" calcext:value-type="float">
            <text:p>0.32828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34948" calcext:value-type="float">
            <text:p>0.34948</text:p>
          </table:table-cell>
          <table:table-cell office:value-type="float" office:value="0.34552" calcext:value-type="float">
            <text:p>0.34552</text:p>
          </table:table-cell>
        </table:table-row>
        <table:table-row table:style-name="ro1">
          <table:table-cell table:number-columns-repeated="10"/>
          <table:table-cell office:value-type="float" office:value="0.36305" calcext:value-type="float">
            <text:p>0.36305</text:p>
          </table:table-cell>
          <table:table-cell office:value-type="float" office:value="0.35365" calcext:value-type="float">
            <text:p>0.35365</text:p>
          </table:table-cell>
          <table:table-cell office:value-type="float" office:value="0.33405" calcext:value-type="float">
            <text:p>0.33405</text:p>
          </table:table-cell>
          <table:table-cell office:value-type="float" office:value="0.31328" calcext:value-type="float">
            <text:p>0.31328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33758" calcext:value-type="float">
            <text:p>0.33758</text:p>
          </table:table-cell>
          <table:table-cell office:value-type="float" office:value="0.31458" calcext:value-type="float">
            <text:p>0.31458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0.32861" calcext:value-type="float">
            <text:p>0.32861</text:p>
          </table:table-cell>
          <table:table-cell office:value-type="float" office:value="0.32828" calcext:value-type="float">
            <text:p>0.32828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34948" calcext:value-type="float">
            <text:p>0.34948</text:p>
          </table:table-cell>
          <table:table-cell office:value-type="float" office:value="0.34552" calcext:value-type="float">
            <text:p>0.34552</text:p>
          </table:table-cell>
        </table:table-row>
        <table:table-row table:style-name="ro1">
          <table:table-cell table:number-columns-repeated="10"/>
          <table:table-cell office:value-type="float" office:value="0.36306" calcext:value-type="float">
            <text:p>0.36306</text:p>
          </table:table-cell>
          <table:table-cell office:value-type="float" office:value="0.35366" calcext:value-type="float">
            <text:p>0.35366</text:p>
          </table:table-cell>
          <table:table-cell office:value-type="float" office:value="0.33405" calcext:value-type="float">
            <text:p>0.33405</text:p>
          </table:table-cell>
          <table:table-cell office:value-type="float" office:value="0.33786" calcext:value-type="float">
            <text:p>0.33786</text:p>
          </table:table-cell>
          <table:table-cell office:value-type="float" office:value="0.36303" calcext:value-type="float">
            <text:p>0.36303</text:p>
          </table:table-cell>
          <table:table-cell office:value-type="float" office:value="0.38058" calcext:value-type="float">
            <text:p>0.38058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48" calcext:value-type="float">
            <text:p>0.34748</text:p>
          </table:table-cell>
          <table:table-cell office:value-type="float" office:value="0.33364" calcext:value-type="float">
            <text:p>0.33364</text:p>
          </table:table-cell>
          <table:table-cell office:value-type="float" office:value="0.32844" calcext:value-type="float">
            <text:p>0.32844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37534" calcext:value-type="float">
            <text:p>0.37534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7067" calcext:value-type="float">
            <text:p>0.37067</text:p>
          </table:table-cell>
          <table:table-cell office:value-type="float" office:value="0.37769" calcext:value-type="float">
            <text:p>0.37769</text:p>
          </table:table-cell>
        </table:table-row>
        <table:table-row table:style-name="ro1">
          <table:table-cell table:number-columns-repeated="10"/>
          <table:table-cell office:value-type="float" office:value="0.36306" calcext:value-type="float">
            <text:p>0.36306</text:p>
          </table:table-cell>
          <table:table-cell office:value-type="float" office:value="0.35366" calcext:value-type="float">
            <text:p>0.35366</text:p>
          </table:table-cell>
          <table:table-cell office:value-type="float" office:value="0.33405" calcext:value-type="float">
            <text:p>0.33405</text:p>
          </table:table-cell>
          <table:table-cell office:value-type="float" office:value="0.33786" calcext:value-type="float">
            <text:p>0.33786</text:p>
          </table:table-cell>
          <table:table-cell office:value-type="float" office:value="0.36303" calcext:value-type="float">
            <text:p>0.36303</text:p>
          </table:table-cell>
          <table:table-cell office:value-type="float" office:value="0.38058" calcext:value-type="float">
            <text:p>0.38058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48" calcext:value-type="float">
            <text:p>0.34748</text:p>
          </table:table-cell>
          <table:table-cell office:value-type="float" office:value="0.33364" calcext:value-type="float">
            <text:p>0.33364</text:p>
          </table:table-cell>
          <table:table-cell office:value-type="float" office:value="0.32844" calcext:value-type="float">
            <text:p>0.32844</text:p>
          </table:table-cell>
          <table:table-cell table:number-columns-repeated="2"/>
          <table:table-cell office:value-type="float" office:value="0.47678" calcext:value-type="float">
            <text:p>0.47678</text:p>
          </table:table-cell>
          <table:table-cell office:value-type="float" office:value="0.47689" calcext:value-type="float">
            <text:p>0.4768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37534" calcext:value-type="float">
            <text:p>0.37534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7067" calcext:value-type="float">
            <text:p>0.37067</text:p>
          </table:table-cell>
          <table:table-cell office:value-type="float" office:value="0.37769" calcext:value-type="float">
            <text:p>0.37769</text:p>
          </table:table-cell>
        </table:table-row>
        <table:table-row table:style-name="ro1">
          <table:table-cell table:number-columns-repeated="10"/>
          <table:table-cell office:value-type="float" office:value="0.36306" calcext:value-type="float">
            <text:p>0.36306</text:p>
          </table:table-cell>
          <table:table-cell office:value-type="float" office:value="0.35367" calcext:value-type="float">
            <text:p>0.35367</text:p>
          </table:table-cell>
          <table:table-cell office:value-type="float" office:value="0.34327" calcext:value-type="float">
            <text:p>0.34327</text:p>
          </table:table-cell>
          <table:table-cell office:value-type="float" office:value="0.35734" calcext:value-type="float">
            <text:p>0.35734</text:p>
          </table:table-cell>
          <table:table-cell office:value-type="float" office:value="0.36983" calcext:value-type="float">
            <text:p>0.36983</text:p>
          </table:table-cell>
          <table:table-cell office:value-type="float" office:value="0.38058" calcext:value-type="float">
            <text:p>0.38058</text:p>
          </table:table-cell>
          <table:table-cell office:value-type="float" office:value="0.36941" calcext:value-type="float">
            <text:p>0.36941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49" calcext:value-type="float">
            <text:p>0.34749</text:p>
          </table:table-cell>
          <table:table-cell office:value-type="float" office:value="0.33366" calcext:value-type="float">
            <text:p>0.33366</text:p>
          </table:table-cell>
          <table:table-cell office:value-type="float" office:value="0.32847" calcext:value-type="float">
            <text:p>0.32847</text:p>
          </table:table-cell>
          <table:table-cell table:number-columns-repeated="2"/>
          <table:table-cell office:value-type="float" office:value="0.47678" calcext:value-type="float">
            <text:p>0.47678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44411" calcext:value-type="float">
            <text:p>0.44411</text:p>
          </table:table-cell>
          <table:table-cell office:value-type="float" office:value="0.50008" calcext:value-type="float">
            <text:p>0.50008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0.56718" calcext:value-type="float">
            <text:p>0.56718</text:p>
          </table:table-cell>
          <table:table-cell office:value-type="float" office:value="0.59811" calcext:value-type="float">
            <text:p>0.59811</text:p>
          </table:table-cell>
        </table:table-row>
        <table:table-row table:style-name="ro1">
          <table:table-cell table:number-columns-repeated="10"/>
          <table:table-cell office:value-type="float" office:value="0.36306" calcext:value-type="float">
            <text:p>0.36306</text:p>
          </table:table-cell>
          <table:table-cell office:value-type="float" office:value="0.35367" calcext:value-type="float">
            <text:p>0.35367</text:p>
          </table:table-cell>
          <table:table-cell office:value-type="float" office:value="0.34327" calcext:value-type="float">
            <text:p>0.34327</text:p>
          </table:table-cell>
          <table:table-cell office:value-type="float" office:value="0.35734" calcext:value-type="float">
            <text:p>0.35734</text:p>
          </table:table-cell>
          <table:table-cell office:value-type="float" office:value="0.36983" calcext:value-type="float">
            <text:p>0.36983</text:p>
          </table:table-cell>
          <table:table-cell office:value-type="float" office:value="0.38058" calcext:value-type="float">
            <text:p>0.38058</text:p>
          </table:table-cell>
          <table:table-cell office:value-type="float" office:value="0.36941" calcext:value-type="float">
            <text:p>0.36941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49" calcext:value-type="float">
            <text:p>0.34749</text:p>
          </table:table-cell>
          <table:table-cell office:value-type="float" office:value="0.33366" calcext:value-type="float">
            <text:p>0.33366</text:p>
          </table:table-cell>
          <table:table-cell office:value-type="float" office:value="0.32847" calcext:value-type="float">
            <text:p>0.32847</text:p>
          </table:table-cell>
          <table:table-cell table:number-columns-repeated="2"/>
          <table:table-cell office:value-type="float" office:value="0.47678" calcext:value-type="float">
            <text:p>0.47678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44411" calcext:value-type="float">
            <text:p>0.44411</text:p>
          </table:table-cell>
          <table:table-cell office:value-type="float" office:value="0.50008" calcext:value-type="float">
            <text:p>0.50008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0.56718" calcext:value-type="float">
            <text:p>0.56718</text:p>
          </table:table-cell>
          <table:table-cell office:value-type="float" office:value="0.59811" calcext:value-type="float">
            <text:p>0.59811</text:p>
          </table:table-cell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4" calcext:value-type="float">
            <text:p>0.38624</text:p>
          </table:table-cell>
          <table:table-cell office:value-type="float" office:value="0.37412" calcext:value-type="float">
            <text:p>0.37412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36984" calcext:value-type="float">
            <text:p>0.36984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36956" calcext:value-type="float">
            <text:p>0.36956</text:p>
          </table:table-cell>
          <table:table-cell office:value-type="float" office:value="0.36541" calcext:value-type="float">
            <text:p>0.36541</text:p>
          </table:table-cell>
          <table:table-cell office:value-type="float" office:value="0.36447" calcext:value-type="float">
            <text:p>0.36447</text:p>
          </table:table-cell>
          <table:table-cell office:value-type="float" office:value="0.36071" calcext:value-type="float">
            <text:p>0.36071</text:p>
          </table:table-cell>
          <table:table-cell office:value-type="float" office:value="0.35569" calcext:value-type="float">
            <text:p>0.35569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4" calcext:value-type="float">
            <text:p>0.38624</text:p>
          </table:table-cell>
          <table:table-cell office:value-type="float" office:value="0.37412" calcext:value-type="float">
            <text:p>0.37412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36984" calcext:value-type="float">
            <text:p>0.36984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36956" calcext:value-type="float">
            <text:p>0.36956</text:p>
          </table:table-cell>
          <table:table-cell office:value-type="float" office:value="0.36541" calcext:value-type="float">
            <text:p>0.36541</text:p>
          </table:table-cell>
          <table:table-cell office:value-type="float" office:value="0.36447" calcext:value-type="float">
            <text:p>0.36447</text:p>
          </table:table-cell>
          <table:table-cell office:value-type="float" office:value="0.36071" calcext:value-type="float">
            <text:p>0.36071</text:p>
          </table:table-cell>
          <table:table-cell office:value-type="float" office:value="0.35569" calcext:value-type="float">
            <text:p>0.35569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4" calcext:value-type="float">
            <text:p>0.38624</text:p>
          </table:table-cell>
          <table:table-cell office:value-type="float" office:value="0.37412" calcext:value-type="float">
            <text:p>0.37412</text:p>
          </table:table-cell>
          <table:table-cell office:value-type="float" office:value="0.37007" calcext:value-type="float">
            <text:p>0.37007</text:p>
          </table:table-cell>
          <table:table-cell office:value-type="float" office:value="0.36985" calcext:value-type="float">
            <text:p>0.36985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36958" calcext:value-type="float">
            <text:p>0.36958</text:p>
          </table:table-cell>
          <table:table-cell office:value-type="float" office:value="0.36543" calcext:value-type="float">
            <text:p>0.36543</text:p>
          </table:table-cell>
          <table:table-cell office:value-type="float" office:value="0.36449" calcext:value-type="float">
            <text:p>0.36449</text:p>
          </table:table-cell>
          <table:table-cell office:value-type="float" office:value="0.36072" calcext:value-type="float">
            <text:p>0.36072</text:p>
          </table:table-cell>
          <table:table-cell office:value-type="float" office:value="0.35572" calcext:value-type="float">
            <text:p>0.3557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4" calcext:value-type="float">
            <text:p>0.38624</text:p>
          </table:table-cell>
          <table:table-cell office:value-type="float" office:value="0.37412" calcext:value-type="float">
            <text:p>0.37412</text:p>
          </table:table-cell>
          <table:table-cell office:value-type="float" office:value="0.37007" calcext:value-type="float">
            <text:p>0.37007</text:p>
          </table:table-cell>
          <table:table-cell office:value-type="float" office:value="0.36985" calcext:value-type="float">
            <text:p>0.36985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36958" calcext:value-type="float">
            <text:p>0.36958</text:p>
          </table:table-cell>
          <table:table-cell office:value-type="float" office:value="0.36543" calcext:value-type="float">
            <text:p>0.36543</text:p>
          </table:table-cell>
          <table:table-cell office:value-type="float" office:value="0.36449" calcext:value-type="float">
            <text:p>0.36449</text:p>
          </table:table-cell>
          <table:table-cell office:value-type="float" office:value="0.36072" calcext:value-type="float">
            <text:p>0.36072</text:p>
          </table:table-cell>
          <table:table-cell office:value-type="float" office:value="0.35572" calcext:value-type="float">
            <text:p>0.3557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5" calcext:value-type="float">
            <text:p>0.38625</text:p>
          </table:table-cell>
          <table:table-cell office:value-type="float" office:value="0.37413" calcext:value-type="float">
            <text:p>0.37413</text:p>
          </table:table-cell>
          <table:table-cell office:value-type="float" office:value="0.37008" calcext:value-type="float">
            <text:p>0.37008</text:p>
          </table:table-cell>
          <table:table-cell office:value-type="float" office:value="0.37341" calcext:value-type="float">
            <text:p>0.37341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39739" calcext:value-type="float">
            <text:p>0.39739</text:p>
          </table:table-cell>
          <table:table-cell office:value-type="float" office:value="0.38458" calcext:value-type="float">
            <text:p>0.38458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7246" calcext:value-type="float">
            <text:p>0.37246</text:p>
          </table:table-cell>
          <table:table-cell office:value-type="float" office:value="0.37933" calcext:value-type="float">
            <text:p>0.3793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5" calcext:value-type="float">
            <text:p>0.38625</text:p>
          </table:table-cell>
          <table:table-cell office:value-type="float" office:value="0.37413" calcext:value-type="float">
            <text:p>0.37413</text:p>
          </table:table-cell>
          <table:table-cell office:value-type="float" office:value="0.37008" calcext:value-type="float">
            <text:p>0.37008</text:p>
          </table:table-cell>
          <table:table-cell office:value-type="float" office:value="0.37341" calcext:value-type="float">
            <text:p>0.37341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39739" calcext:value-type="float">
            <text:p>0.39739</text:p>
          </table:table-cell>
          <table:table-cell office:value-type="float" office:value="0.38458" calcext:value-type="float">
            <text:p>0.38458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7246" calcext:value-type="float">
            <text:p>0.37246</text:p>
          </table:table-cell>
          <table:table-cell office:value-type="float" office:value="0.37933" calcext:value-type="float">
            <text:p>0.3793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6" calcext:value-type="float">
            <text:p>0.47546</text:p>
          </table:table-cell>
          <table:table-cell office:value-type="float" office:value="0.46678" calcext:value-type="float">
            <text:p>0.46678</text:p>
          </table:table-cell>
          <table:table-cell office:value-type="float" office:value="0.44065" calcext:value-type="float">
            <text:p>0.44065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39739" calcext:value-type="float">
            <text:p>0.39739</text:p>
          </table:table-cell>
          <table:table-cell office:value-type="float" office:value="0.38459" calcext:value-type="float">
            <text:p>0.38459</text:p>
          </table:table-cell>
          <table:table-cell office:value-type="float" office:value="0.37141" calcext:value-type="float">
            <text:p>0.37141</text:p>
          </table:table-cell>
          <table:table-cell office:value-type="float" office:value="0.37248" calcext:value-type="float">
            <text:p>0.37248</text:p>
          </table:table-cell>
          <table:table-cell office:value-type="float" office:value="0.37935" calcext:value-type="float">
            <text:p>0.3793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6" calcext:value-type="float">
            <text:p>0.47546</text:p>
          </table:table-cell>
          <table:table-cell office:value-type="float" office:value="0.46678" calcext:value-type="float">
            <text:p>0.46678</text:p>
          </table:table-cell>
          <table:table-cell office:value-type="float" office:value="0.44065" calcext:value-type="float">
            <text:p>0.44065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39739" calcext:value-type="float">
            <text:p>0.39739</text:p>
          </table:table-cell>
          <table:table-cell office:value-type="float" office:value="0.38459" calcext:value-type="float">
            <text:p>0.38459</text:p>
          </table:table-cell>
          <table:table-cell office:value-type="float" office:value="0.37141" calcext:value-type="float">
            <text:p>0.37141</text:p>
          </table:table-cell>
          <table:table-cell office:value-type="float" office:value="0.37248" calcext:value-type="float">
            <text:p>0.37248</text:p>
          </table:table-cell>
          <table:table-cell office:value-type="float" office:value="0.37935" calcext:value-type="float">
            <text:p>0.3793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6" calcext:value-type="float">
            <text:p>0.47546</text:p>
          </table:table-cell>
          <table:table-cell office:value-type="float" office:value="0.46679" calcext:value-type="float">
            <text:p>0.46679</text:p>
          </table:table-cell>
          <table:table-cell office:value-type="float" office:value="0.44065" calcext:value-type="float">
            <text:p>0.44065</text:p>
          </table:table-cell>
          <table:table-cell office:value-type="float" office:value="0.40662" calcext:value-type="float">
            <text:p>0.40662</text:p>
          </table:table-cell>
          <table:table-cell office:value-type="float" office:value="0.44324" calcext:value-type="float">
            <text:p>0.44324</text:p>
          </table:table-cell>
          <table:table-cell office:value-type="float" office:value="0.49888" calcext:value-type="float">
            <text:p>0.49888</text:p>
          </table:table-cell>
          <table:table-cell office:value-type="float" office:value="0.54474" calcext:value-type="float">
            <text:p>0.54474</text:p>
          </table:table-cell>
          <table:table-cell office:value-type="float" office:value="0.56643" calcext:value-type="float">
            <text:p>0.56643</text:p>
          </table:table-cell>
          <table:table-cell office:value-type="float" office:value="0.59733" calcext:value-type="float">
            <text:p>0.5973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6" calcext:value-type="float">
            <text:p>0.47546</text:p>
          </table:table-cell>
          <table:table-cell office:value-type="float" office:value="0.46679" calcext:value-type="float">
            <text:p>0.46679</text:p>
          </table:table-cell>
          <table:table-cell office:value-type="float" office:value="0.44065" calcext:value-type="float">
            <text:p>0.44065</text:p>
          </table:table-cell>
          <table:table-cell office:value-type="float" office:value="0.40662" calcext:value-type="float">
            <text:p>0.40662</text:p>
          </table:table-cell>
          <table:table-cell office:value-type="float" office:value="0.44324" calcext:value-type="float">
            <text:p>0.44324</text:p>
          </table:table-cell>
          <table:table-cell office:value-type="float" office:value="0.49888" calcext:value-type="float">
            <text:p>0.49888</text:p>
          </table:table-cell>
          <table:table-cell office:value-type="float" office:value="0.54474" calcext:value-type="float">
            <text:p>0.54474</text:p>
          </table:table-cell>
          <table:table-cell office:value-type="float" office:value="0.56643" calcext:value-type="float">
            <text:p>0.56643</text:p>
          </table:table-cell>
          <table:table-cell office:value-type="float" office:value="0.59733" calcext:value-type="float">
            <text:p>0.5973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7" calcext:value-type="float">
            <text:p>0.47547</text:p>
          </table:table-cell>
          <table:table-cell office:value-type="float" office:value="0.46679" calcext:value-type="float">
            <text:p>0.46679</text:p>
          </table:table-cell>
          <table:table-cell office:value-type="float" office:value="0.44066" calcext:value-type="float">
            <text:p>0.44066</text:p>
          </table:table-cell>
          <table:table-cell office:value-type="float" office:value="0.40662" calcext:value-type="float">
            <text:p>0.40662</text:p>
          </table:table-cell>
          <table:table-cell office:value-type="float" office:value="0.44325" calcext:value-type="float">
            <text:p>0.44325</text:p>
          </table:table-cell>
          <table:table-cell office:value-type="float" office:value="0.49889" calcext:value-type="float">
            <text:p>0.49889</text:p>
          </table:table-cell>
          <table:table-cell office:value-type="float" office:value="0.54474" calcext:value-type="float">
            <text:p>0.54474</text:p>
          </table:table-cell>
          <table:table-cell office:value-type="float" office:value="0.56643" calcext:value-type="float">
            <text:p>0.56643</text:p>
          </table:table-cell>
          <table:table-cell office:value-type="float" office:value="0.59734" calcext:value-type="float">
            <text:p>0.59734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7" calcext:value-type="float">
            <text:p>0.47547</text:p>
          </table:table-cell>
          <table:table-cell office:value-type="float" office:value="0.46679" calcext:value-type="float">
            <text:p>0.46679</text:p>
          </table:table-cell>
          <table:table-cell office:value-type="float" office:value="0.44066" calcext:value-type="float">
            <text:p>0.44066</text:p>
          </table:table-cell>
          <table:table-cell office:value-type="float" office:value="0.40662" calcext:value-type="float">
            <text:p>0.40662</text:p>
          </table:table-cell>
          <table:table-cell office:value-type="float" office:value="0.44325" calcext:value-type="float">
            <text:p>0.44325</text:p>
          </table:table-cell>
          <table:table-cell office:value-type="float" office:value="0.49889" calcext:value-type="float">
            <text:p>0.49889</text:p>
          </table:table-cell>
          <table:table-cell office:value-type="float" office:value="0.54474" calcext:value-type="float">
            <text:p>0.54474</text:p>
          </table:table-cell>
          <table:table-cell office:value-type="float" office:value="0.56643" calcext:value-type="float">
            <text:p>0.56643</text:p>
          </table:table-cell>
          <table:table-cell office:value-type="float" office:value="0.59734" calcext:value-type="float">
            <text:p>0.5973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3">00/00/0000</text:date>, <text:time style:data-style-name="N2" text:time-value="11:41:33.705740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9T14:55:05.473916245</meta:creation-date>
    <dc:date>2022-12-23T14:58:59.932411800</dc:date>
    <meta:editing-duration>PT3H29M49S</meta:editing-duration>
    <meta:editing-cycles>45</meta:editing-cycles>
    <meta:generator>LibreOffice/5.3.6.1$Linux_X86_64 LibreOffice_project/30$Build-1</meta:generator>
    <meta:document-statistic meta:table-count="2" meta:cell-count="1553" meta:object-count="0"/>
  </office:meta>
</office:document-meta>
</file>